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LiHei Pro" fo:font-size="12.0pt"/>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1.04.30 05:07   |   <text:a xlink:type="simple" xlink:href="http://palinfo.habago.org/Entry?Command=Information_PrintForum&amp;iPage=569#FORUM23451"><text:span text:style-name="T2">#</text:span></text:a></text:p>
      <text:p text:style-name="P2">半年了<text:span text:style-name="T3">,</text:span>診所依然入不敷出<text:span text:style-name="T3">,</text:span>恰恰只付得起水電費與護士及藥師員工薪資<text:span text:style-name="T3">. </text:span>但是看一個診<text:span text:style-name="T3">,</text:span>不管是看一百個病人或看十個病人<text:span text:style-name="T3">,</text:span>對我來說<text:span text:style-name="T3">,</text:span>所花的精神卻幾乎是完全一樣的<text:span text:style-name="T3">,</text:span>差別是在於品質<text:span text:style-name="T3">.</text:span>一個診即便只來了一個病人<text:span text:style-name="T3">,</text:span>我照樣一累到底<text:span text:style-name="T3">,</text:span>似乎不耗盡最後一點精力不會罷休<text:span text:style-name="T3">.<text:line-break/><text:line-break/></text:span>來到診所成為開業醫<text:span text:style-name="T3">,</text:span>若說有何好處<text:span text:style-name="T3">,</text:span>大概就是讓我感覺自己終於像個醫師<text:span text:style-name="T3">. </text:span>在過去<text:span text:style-name="T3">,</text:span>我頂多只能算是像個賣檳榔的<text:span text:style-name="T3">,</text:span>以打破金氏記錄的最快速度<text:span text:style-name="T3">,</text:span>囫圇吞棗地把病人看完<text:span text:style-name="T3">.</text:span>看完之後<text:span text:style-name="T3">,</text:span>其實我根本不知道自己看了哪些人以及他們得了什麼病<text:span text:style-name="T3">,</text:span>更不可能知道自己開的藥是否恰當<text:span text:style-name="T3">,</text:span>除非我打算看一個診從早上看到隔天天亮<text:span text:style-name="T3">.<text:line-break/><text:line-break/></text:span>奇怪的是<text:span text:style-name="T3">,</text:span>台灣人卻認為這樣一種<text:span text:style-name="T3"><text:s/>"</text:span>人潮洶湧<text:span text:style-name="T3">" </text:span>的看診景觀才像個名醫<text:span text:style-name="T3">,</text:span>若是像俺診所那樣每天小貓兩三隻<text:span text:style-name="T3">,</text:span>許多病患眼裏或嘴裏總是充滿鄙夷或疑慮<text:span text:style-name="T3">. </text:span>你對病患盡心盡力<text:span text:style-name="T3">,</text:span>他覺得你一定是能力不足<text:span text:style-name="T3">,</text:span>否則你幹嘛需要如此費心<text:span text:style-name="T3">? </text:span>人家名醫都嘛是問兩句就開藥了<text:span text:style-name="T3">. </text:span>你對病患親切友善<text:span text:style-name="T3">,</text:span>他會認為你一定是小牌醫師<text:span text:style-name="T3">,</text:span>沒啥學問或混不下去<text:span text:style-name="T3">,</text:span>所以才會這麼平易近人<text:span text:style-name="T3">.</text:span>若你是<text:span text:style-name="T3"><text:s/>"</text:span>厲害<text:span text:style-name="T3">" </text:span>的名醫<text:span text:style-name="T3">,</text:span>哪會跟病人這麼客氣友善<text:span text:style-name="T3">?<text:line-break/><text:line-break/></text:span>在台大時<text:span text:style-name="T3">,</text:span>病人對你奉之如神明<text:span text:style-name="T3">,</text:span>好像你什麼都會似的<text:span text:style-name="T3">.</text:span>來到診所後<text:span text:style-name="T3">,</text:span>做為一個開業醫<text:span text:style-name="T3">,</text:span>卻經常得面對一種鄙夷疑慮的眼光與言語<text:span text:style-name="T3">,</text:span>瞬間矮了好幾截<text:span text:style-name="T3">.</text:span>比方說<text:span text:style-name="T3">,</text:span>人們不再相信你會看感冒或是治療拉肚子<text:span text:style-name="T3">,</text:span>更不用說高血壓糖尿病或各種在醫院工作時每天都要處理的一般內科疾病了<text:span text:style-name="T3">.<text:line-break/><text:line-break/></text:span>有位女性朋友聽說我開感冒藥給學姐時<text:span text:style-name="T3">,</text:span>竟然還不小心噗嗤笑出聲來<text:span text:style-name="T3">,</text:span>以為我是在開玩笑<text:span text:style-name="T3">,</text:span>然後才嚴肅地滿臉狐疑問說<text:span text:style-name="T3">: </text:span>你不是看<text:span text:style-name="T3">"</text:span>心理<text:span text:style-name="T3">"</text:span>的嗎<text:span text:style-name="T3">? </text:span>你不是精神科醫師嗎<text:span text:style-name="T3">? </text:span>怎麼會治感冒<text:span text:style-name="T3">? <text:line-break/><text:line-break/></text:span>當有此質疑的人如潮水一般多時<text:span text:style-name="T3">,</text:span>我就明白自己的可悲了<text:span text:style-name="T3">. </text:span>這就好像質疑一個長年來任職國內外各大餐廳具有某種專門廚藝的老廚師怎麼可能會煎荷包蛋一樣<text:span text:style-name="T3">. </text:span>面對這樣的質疑<text:span text:style-name="T3">,</text:span>做為這樣的廚師<text:span text:style-name="T3">,</text:span>許多時候我也懶得辯解了<text:span text:style-name="T3">,</text:span>因為越辯似乎只是讓自己越顯得窩囊可笑<text:span text:style-name="T3">,</text:span>倒不如乾脆默認<text:span text:style-name="T3">. <text:line-break/><text:line-break/></text:span>開業醫不但矮各大小醫院的醫師好幾截<text:span text:style-name="T3">,</text:span>即便同樣都是開業醫<text:span text:style-name="T3">,</text:span>也是分等級的<text:span text:style-name="T3">.</text:span>台灣的病人總是認為那些<text:span text:style-name="T3"><text:s/>"</text:span>生意非常好<text:span text:style-name="T3">,</text:span>月入數百萬<text:span text:style-name="T3">" </text:span>的醫師一定醫術也非常好<text:span text:style-name="T3">,</text:span>甚至以這樣一些往往在學識上與你相去甚遠的醫師來<text:span text:style-name="T3"><text:s/>"</text:span>期許<text:span text:style-name="T3">" </text:span>你向他們看齊<text:span text:style-name="T3">,</text:span>甚至還有病人問說他們是不是我的<text:span text:style-name="T3"><text:s/>"</text:span>老師<text:span text:style-name="T3">"? <text:line-break/><text:line-break/></text:span>在某種屬性上<text:span text:style-name="T3">,</text:span>我像水<text:span text:style-name="T3">,</text:span>日趨下流<text:span text:style-name="T3">,</text:span>我是說我不像一般人那樣努力往上爬<text:span text:style-name="T3">,</text:span>我喜歡往下游<text:span text:style-name="T3">. </text:span>或者應該這麼說<text:span text:style-name="T3">,</text:span>他們的<text:span text:style-name="T3"><text:s/>"</text:span>上游<text:span text:style-name="T3">"</text:span>恰恰是我的<text:span text:style-name="T3"><text:s/>"</text:span>下游<text:span text:style-name="T3">",</text:span>彼此的世界不但長得不一樣<text:span text:style-name="T3">,</text:span>連地心引力都是倒過來的<text:span text:style-name="T3">.<text:line-break/><text:line-break/></text:span>今天午後的一場雨<text:span text:style-name="T3">,</text:span>給了我難得的一點清靜與悠閒<text:span text:style-name="T3">. </text:span>可是<text:span text:style-name="T3">,</text:span>一入夜<text:span text:style-name="T3">,</text:span>雨停了<text:span text:style-name="T3">,</text:span>病人也就跟著<text:span text:style-name="T3"><text:s/>"</text:span>洶湧<text:span text:style-name="T3">" </text:span>而入<text:span text:style-name="T3">. </text:span>不過別緊張<text:span text:style-name="T3">,</text:span>所謂洶湧並不是像其他診所那樣數以百計<text:span text:style-name="T3">,</text:span>而只不過才<text:span text:style-name="T3"><text:s/>10 </text:span>人<text:span text:style-name="T3">,</text:span>卻花了我整整七八個小時<text:span text:style-name="T3">,</text:span>一直憋尿憋到爆<text:span text:style-name="T3">,</text:span>饑餓到快昏倒<text:span text:style-name="T3">. </text:span>回到家已累癱<text:span text:style-name="T3">,</text:span>迅速吃了今天的第一餐飯<text:span text:style-name="T3">,</text:span>吃兩口便昏死在地<text:span text:style-name="T3">. <text:line-break/><text:line-break/></text:span>一小時後<text:span text:style-name="T3">,</text:span>在沙發上悠悠醒來<text:span text:style-name="T3">,</text:span>發現四周夜深人靜<text:span text:style-name="T3">,</text:span>心裏突然感覺十分孤獨<text:span text:style-name="T3">.</text:span>上帝到底還存不存在<text:span text:style-name="T3">? </text:span>祂給了我某種遠遠異於常人的哲學天份<text:span text:style-name="T3">,</text:span>卻也只能任其荒蕪<text:span text:style-name="T3">.<text:line-break/><text:line-break/></text:span>我的手機裏隨時記錄著一個沒有人看得懂的數字<text:span text:style-name="T3">,</text:span>天天自動減一<text:span text:style-name="T3">,</text:span>現在是<text:span text:style-name="T3">10955. </text:span>這數字便是我的餘命<text:span text:style-name="T3">.</text:span>我希望自己能活久一點<text:span text:style-name="T3">,</text:span>否則我怕完成不了我的哲學工作<text:span text:style-name="T3">. </text:span>人生若以三萬個日子來計算<text:span text:style-name="T3">,</text:span>便是活上<text:span text:style-name="T3"><text:s/>82</text:span>歲又<text:span text:style-name="T3"><text:s/>50</text:span>天<text:span text:style-name="T3">. </text:span>這應該夠本了<text:span text:style-name="T3">,</text:span>於是我以此為標竿<text:span text:style-name="T3">,</text:span>希望還能再活上<text:span text:style-name="T3">1</text:span>萬零九百五十五個日夜<text:span text:style-name="T3">.<text:line-break/><text:line-break/></text:span>去年七月<text:span text:style-name="T3">,</text:span>當有位醫師說我很可能兩年內就要跟大家說再見時<text:span text:style-name="T3">,</text:span>我就定下了這組數字<text:span text:style-name="T3">,</text:span>俺就不信邪<text:span text:style-name="T3">,</text:span>偏要再活一萬個日子<text:span text:style-name="T3">. </text:span>後來醫師改口了<text:span text:style-name="T3">,</text:span>收回死亡預言<text:span text:style-name="T3">. </text:span>可當我疲憊至極時<text:span text:style-name="T3">,</text:span>卻越來越覺得彷彿命在旦夕<text:span text:style-name="T3">.<text:line-break/><text:line-break/></text:span>深夜四點了<text:span text:style-name="T3">,</text:span>頂多還有兩個多小時可以睡<text:span text:style-name="T3">,</text:span>然後就要去搭車北上站樁<text:span text:style-name="T3">. </text:span>寧靜的夜<text:span text:style-name="T3">,</text:span>如此美麗<text:span text:style-name="T3">.</text:span>臨睡前自言自語胡扯兩句<text:span text:style-name="T3">,</text:span>給自己解一番孤獨<text:span text:style-name="T3">.</text:span></text:p>
      <text:p text:style-name="P1"><text:span text:style-name="T1">陳真</text:span><text:s/>  |  2011.04.29 18:45   |   <text:a xlink:type="simple" xlink:href="http://palinfo.habago.org/Entry?Command=Information_PrintForum&amp;iPage=569#FORUM23448"><text:span text:style-name="T2">#</text:span></text:a></text:p>
      <text:p text:style-name="P3">周五原本會是忙到爆肝的一天<text:span text:style-name="T3">,</text:span>感謝上天下起雨來<text:span text:style-name="T3">,</text:span>令到<text:span text:style-name="T3"><text:s/>"</text:span>逛醫院<text:span text:style-name="T3">" </text:span>的客人銳減<text:span text:style-name="T3">,</text:span>讓我得以有個喘息<text:span text:style-name="T3">. <text:line-break/><text:line-break/></text:span>已經有好長一段時間累得不成人形<text:span text:style-name="T3">,</text:span>一連數天沒睡足三四小時很平常<text:span text:style-name="T3">,</text:span>因此只要一有機會就閉上眼睛<text:span text:style-name="T3">,</text:span>不過是撐起一對眼皮<text:span text:style-name="T3">,</text:span>似乎都如此沉重<text:span text:style-name="T3">. <text:line-break/><text:line-break/></text:span>科學越來越進步<text:span text:style-name="T3">,</text:span>號稱<text:span text:style-name="T3"><text:s/>"</text:span>方便<text:span text:style-name="T3">" </text:span>的玩意也越來越多<text:span text:style-name="T3">,</text:span>從飛鴿傳書到郵政系統<text:span text:style-name="T3">,</text:span>一概都免了<text:span text:style-name="T3">,</text:span>現在連郵票也不用貼<text:span text:style-name="T3">,</text:span>彈指間就能把信件寄給千百人<text:span text:style-name="T3">. </text:span>可我還是維持古老的習慣與速度<text:span text:style-name="T3">,</text:span>一天能回個兩封信便已是上限<text:span text:style-name="T3">,</text:span>我畢竟不是專門出生來寫信的<text:span text:style-name="T3">. <text:line-break/><text:line-break/></text:span>可是<text:span text:style-name="T3">,</text:span>現代人很奇怪<text:span text:style-name="T3">,</text:span>特別是一些或許需要到我這一科來掛號的人<text:span text:style-name="T3">,</text:span>往往慢個一週沒回信就心有芥蒂<text:span text:style-name="T3">,</text:span>甚至視為深仇大恨<text:span text:style-name="T3">,</text:span>認為怠慢<text:span text:style-name="T3">. </text:span>害我每天只要一想到要打開<text:span text:style-name="T3">email</text:span>信箱就覺得很痛苦<text:span text:style-name="T3">,</text:span>彷彿永遠都無法下班的感覺<text:span text:style-name="T3">. <text:line-break/><text:line-break/></text:span>只有少數好玩的信件讓我身心愉快<text:span text:style-name="T3">. </text:span>當然<text:span text:style-name="T3">,</text:span>最期待的是<text:span text:style-name="T3">,</text:span>不知道哪天會不會有人跟我說<text:span text:style-name="T3">: "</text:span>陳真<text:span text:style-name="T3">,</text:span>我錢太多<text:span text:style-name="T3">,</text:span>求求你<text:span text:style-name="T3">,</text:span>求你幫我花吧<text:span text:style-name="T3">". </text:span>要是生活全是這樣的好消息<text:span text:style-name="T3">,</text:span>那我將會很樂意再多活個一百年<text:span text:style-name="T3">. </text:span>可惜生活卻非如此<text:span text:style-name="T3">,</text:span>只要電話響我就怕<text:span text:style-name="T3">,</text:span>就像警察局或消防隊當<text:span text:style-name="T3">110</text:span>或<text:span text:style-name="T3">119</text:span>響起<text:span text:style-name="T3">,</text:span>他總不會以為有什麼好康的事而興奮死了<text:span text:style-name="T3">. </text:span>每天看到一堆信<text:span text:style-name="T3">,</text:span>心就往下沉<text:span text:style-name="T3">,</text:span>很想遁入海裏像魚那樣溜走<text:span text:style-name="T3">.<text:line-break/><text:line-break/></text:span>過去貼郵票的時代<text:span text:style-name="T3">,</text:span>一個月頂多也不過寫三五封信<text:span text:style-name="T3">,</text:span>寫信總是一件愉快的事<text:span text:style-name="T3">. </text:span>而且<text:span text:style-name="T3">,</text:span>通常是在花前月下<text:span text:style-name="T3">,</text:span>等氣氛對了<text:span text:style-name="T3">,</text:span>感覺來了<text:span text:style-name="T3">,</text:span>隨手用身邊任何可以寫字的東西來寫<text:span text:style-name="T3">,</text:span>包括衛生紙<text:span text:style-name="T3">,</text:span>葉子<text:span text:style-name="T3">,</text:span>電影票根<text:span text:style-name="T3">,</text:span>貨物標籤<text:span text:style-name="T3">,</text:span>廣告單等等等<text:span text:style-name="T3">.<text:line-break/><text:line-break/></text:span>現在窗外正下著<text:span text:style-name="T3">1960</text:span>年代末期屏東縣鹽埔鄉的雨<text:span text:style-name="T3">. </text:span>難道雨也有個身份<text:span text:style-name="T3">? </text:span>當然有<text:span text:style-name="T3">. </text:span>聽起來很玄<text:span text:style-name="T3">,</text:span>不過卻是事實<text:span text:style-name="T3">. </text:span>在劍橋時<text:span text:style-name="T3">,</text:span>有幾次<text:span text:style-name="T3">,</text:span>我剛出門<text:span text:style-name="T3">,</text:span>像雨蛙一樣<text:span text:style-name="T3">,</text:span>馬上就能辨識出<text:span text:style-name="T3"><text:s/>"</text:span>這是<text:span text:style-name="T3">1995</text:span>年秋天花蓮的雨<text:span text:style-name="T3">" "</text:span>這是某個熱天午後屏東的雲<text:span text:style-name="T3">","</text:span>這是林口某個夜晚的風<text:span text:style-name="T3">". <text:line-break/><text:line-break/></text:span>常想當梭羅<text:span text:style-name="T3">,</text:span>當維根斯坦<text:span text:style-name="T3">,</text:span>當個隱士<text:span text:style-name="T3">,</text:span>但不知怎麼當<text:span text:style-name="T3">,</text:span>不知能上哪釣魚砍柴種大白菜<text:span text:style-name="T3">? </text:span>來到台南半年多<text:span text:style-name="T3">,</text:span>每天困在車陣裏<text:span text:style-name="T3">,</text:span>觸目所及全是車輛與垃圾<text:span text:style-name="T3">,</text:span>每天跟一群橫衝直撞彷彿喪失靈魂的人渣一起在街頭博命演出<text:span text:style-name="T3">.</text:span>心靈一天比一天枯萎<text:span text:style-name="T3">,</text:span>這樣的日子不知還能撐多久<text:span text:style-name="T3">? </text:span>連濟慈都要到海邊才寫得出詩來<text:span text:style-name="T3">,</text:span>何況是我<text:span text:style-name="T3">.<text:line-break/><text:line-break/></text:span>常有人要我拿台北來安慰自己<text:span text:style-name="T3">,</text:span>比起來<text:span text:style-name="T3">,</text:span>台南已經算好的了<text:span text:style-name="T3">. </text:span>其實說得也是<text:span text:style-name="T3">. </text:span>明天一早七點多的火車就要去台北<text:span text:style-name="T3">,</text:span>參加站樁活動<text:span text:style-name="T3">. </text:span>與其說反戰<text:span text:style-name="T3">,</text:span>不如説反對這個那個<text:span text:style-name="T3">. <text:line-break/><text:line-break/></text:span>這個那個是哪個<text:span text:style-name="T3">? </text:span>這我就說不上來了<text:span text:style-name="T3">. </text:span>說穿了<text:span text:style-name="T3">,</text:span>我們的站樁活動其實也只是光天化日下公然意淫<text:span text:style-name="T3">,</text:span>做個春夢<text:span text:style-name="T3">,</text:span>想像時間<text:span text:style-name="T3">,</text:span>想像一些數字圖形<text:span text:style-name="T3">,</text:span>想像各種事物的狀態<text:span text:style-name="T3">,</text:span>想像一種彷彿真的可以展放愁眉的世界<text:span text:style-name="T3">.<text:line-break/><text:line-break/></text:span>看起來明天會下雨<text:span text:style-name="T3">,</text:span>大家要記得帶傘<text:span text:style-name="T3">.</text:span></text:p>
      <text:p text:style-name="P4"/>
      <text:p text:style-name="P1"><text:span text:style-name="T1">鄭啟承</text:span><text:s/>  |  2011.04.27 13:51   |   <text:a xlink:type="simple" xlink:href="http://palinfo.habago.org/Entry?Command=Information_PrintForum&amp;iPage=570#FORUM23403"><text:span text:style-name="T2">#</text:span></text:a></text:p>
      <text:p text:style-name="P3"><text:span text:style-name="T3">http://www.youtube.com/watch?v=Rk6_hdRtJOE<text:line-break/><text:line-break/></text:span>這影片在小小的電腦螢幕上看沒什麼，用<text:span text:style-name="T3">100</text:span>吋螢幕看起來卻是另一回事了。也許光憑這些畫面，就足以證明上帝的存在。滿天繁星據說離地球都有數百數千光年以上，你可以想像幾百年，但很難想像幾百光年，就像你可以想像時速，但其實很難想像光速一樣。千萬光年之遙，也就是說我們看到的也不過是亙古的過往雲煙。<text:span text:style-name="T3"><text:line-break/><text:line-break/></text:span>星星在白天是看不見的，它們並沒有消失，只是因為陽光太強烈了。一到了晚上，光明不再，無盡黑夜中，滿天繁星才會現出蹤影。就和夢一樣，夢一直都在，但無數個夢往往也只有夜深人靜時才會浮上心頭。<text:span text:style-name="T3"><text:line-break/><text:line-break/></text:span>五年前若是有人說我將會成為一個商人，我是如何都不會相信的。若不是一位待我如兄長的好友給予各種有形無形幫忙和開導，我很難想像自己會對商人生活產生心動。但人終將走向或說逃向某條道路，在週圍一片菁英學者汪洋中，你只想逃避窒息感覺，就算心裡不願意，也只能爬上山林，多享受幾口新鮮空氣，即便那只是個土丘，也仍然好過一灘臭水。面對學術圈之虛矯無情，當時看商人就好像看到聖人一樣。商人最最務實，但因此也最可能明白何謂浪漫。但其實商人也不過是人，學者這種生物卻稱不上人，頂多只能稱作一種有嘴巴的生物而已。與其做一群嘴巴生物裡的一隻異類，我寧願成為一個真實的人。<text:span text:style-name="T3"><text:line-break/><text:line-break/></text:span>一向儘量做什麼像什麼，所謂幹一行愛一行；在好友的調教下，學習各種做為商人的習慣與技能，三年多來一週工作近七天，無時不刻不把心思放在事業上。雖然獻出所有的時間精力，但有沒有學好卻是另一回事了。或許人很難改變自己，在好友的靈堂前，我才從他朋友口中輾轉得知，我是他生前總放不下心的一顆頑石。「你不要看啟承斯斯文文的，他說有多固執就有固執。」一個十幾年商場老江湖的評價，或許可以看出我不是那麼有天份。但人無法勉強做自己不做當下想做的事，即使那完全與你的個性不相稱。<text:span text:style-name="T3"><text:line-break/><text:line-break/></text:span>學徒還沒有出師，師父就先走了。死亡像流星一樣無法預測，好友死於心臟病。流星沒有悄然離逝，卻是引起地面的風暴，而我竟然就瞬間被捲入風暴的中心。公司和一個國家一樣，你再怎麼努力把它維持得像個樣子，事實上它仍然脆弱不堪。好友生前掛在嘴邊除了錢還是錢，但讓我的震撼的是一切盤算一切生前用所有生命保有的事物，死後不但無法帶走，而且只能在天上看著它們在人世引起無謂傷害和痛苦。<text:span text:style-name="T3"><text:line-break/><text:line-break/></text:span>這位生前壓抑、甚少透露自己情感，極端務實甚至在外人眼中有點勢利的朋友卻曾對我說當他第一眼看到我和鈺錠，感覺像上輩子就認識了我們一樣。這句話擊中了我的心。死後幾次夢到他，生前口舌伶利，在我面前幾乎沒有一秒鐘不講話的人，夢裡卻不發一語，只是靜靜地看著我笑，靜到幾乎讓我醒來後都忘了他的聲音是什麼樣子。<text:span text:style-name="T3"><text:line-break/><text:line-break/></text:span>很抱歉寫這些好像和以巴無關的東西，但誰又能說人世悲歡和遠處戰火和天上這一切無關呢<text:span text:style-name="T3">? </text:span>據說地球一片海灘上的沙子數目，比天上所有星星加起來還多，光憑這點，也許就足以說明我們和星空的一種關係。<text:span text:style-name="T3"><text:line-break/><text:line-break/></text:span>有人說人死後靈魂飛到天上，就成了星星，但如果星空也只是千萬年前的遲來畫面，一個人的生命也不過是另一個人遙遠的夢。科學發明了光年，但有什麼用呢<text:span text:style-name="T3">? </text:span>科學頂多也只是告訴了我們一個夢。沒有人不珍惜自己的親友，就算一位生前幾乎對你一無所知，與你活在不同世界的朋友離開人世，都能在你心上劃下一道深深傷口，你還能承受更可怕的打擊嗎？遠方的砲火奪走幾百萬的生命，彷彿只是個數字，但哪個一不是無限大？如果一個天文數字無法讓人有痛苦感覺，仰望一片星空會不會讓你哭泣呢？也許一切意義的開端和結束都在這裡頭。<text:span text:style-name="T3"><text:line-break/><text:line-break/></text:span>像過去的所有準確預感一樣，我總有一天也會脫去商人的外衣，再度走向另一種道路。無法想像那時生活又是何種光景，但在無數個日與夜、陽光與星芒的輪替下，其實那也不怎麼重要了。</text:p>
      <text:p text:style-name="P1"><text:span text:style-name="T1">陳真</text:span><text:s/>  |  2011.04.26 01:25   |   <text:a xlink:type="simple" xlink:href="http://palinfo.habago.org/Entry?Command=Information_PrintForum&amp;iPage=570#FORUM23366"><text:span text:style-name="T2">#</text:span></text:a></text:p>
      <text:p text:style-name="P2">謝謝指正<text:span text:style-name="T3">,</text:span>董事長馬上派人處理<text:span text:style-name="T3">.<text:line-break/></text:span>夥計們還不趕快去更正<text:span text:style-name="T3">!</text:span></text:p>
      <text:p text:style-name="P1"><text:span text:style-name="T1">王大勇</text:span><text:s/>  |  2011.04.25 23:02   |   <text:a xlink:type="simple" xlink:href="http://palinfo.habago.org/Entry?Command=Information_PrintForum&amp;iPage=570#FORUM23362"><text:span text:style-name="T2">#</text:span></text:a></text:p>
      <text:p text:style-name="P3"><text:span text:style-name="T3"><text:line-break/></text:span>我今天首次到你們的網站<text:span text:style-name="T3">, </text:span>就發現一個很奇怪的錯誤<text:span text:style-name="T3">. </text:span>在加薩走廊地圖有藍色的以色列控制區與屯墾區<text:span text:style-name="T3">. </text:span>我怕那張地圖其事不太準確<text:span text:style-name="T3">. </text:span>以色列軍隊<text:span text:style-name="T3">2005</text:span>年<text:span text:style-name="T3">8</text:span>月<text:span text:style-name="T3"><text:s/>(</text:span>快六年前<text:span text:style-name="T3">) </text:span>從加薩後退了<text:span text:style-name="T3">. </text:span>所有的屯墾區同時也被撤離<text:span text:style-name="T3">. </text:span>目前<text:span text:style-name="T3">, </text:span>除了一個<text:span text:style-name="T3">5</text:span>年前被綁的軍人<text:span text:style-name="T3">, </text:span>加薩本土一個以色列公民都沒有<text:span text:style-name="T3">.<text:line-break/></text:span>我希望這個錯誤是不小心的作的<text:span text:style-name="T3">, </text:span>你們快會貼比較精準的地圖<text:span text:style-name="T3">, </text:span>避免誤解<text:span text:style-name="T3">.</text:span></text:p>
      <text:p text:style-name="P1"><text:span text:style-name="T1">陳真</text:span><text:s/>  |  2011.04.24 18:16   |   <text:a xlink:type="simple" xlink:href="http://palinfo.habago.org/Entry?Command=Information_PrintForum&amp;iPage=570#FORUM23330"><text:span text:style-name="T2">#</text:span></text:a></text:p>
      <text:p text:style-name="P2">大約二十年前<text:span text:style-name="T3">,</text:span>在阿扁已成政治明星兼民主救星時<text:span text:style-name="T3">,</text:span>我不斷寫文章罵阿扁是<text:span text:style-name="T3"><text:s/>"</text:span>天字第一號大壞蛋<text:span text:style-name="T3">",</text:span>引起很大的反彈或疑惑<text:span text:style-name="T3">,</text:span>特別是在他第一次當選總統時<text:span text:style-name="T3">,</text:span>更是老虎屁股摸不得<text:span text:style-name="T3">,</text:span>連寫文章對他稍有不敬少寫了個<text:span text:style-name="T3"><text:s/>"</text:span>先生<text:span text:style-name="T3">" </text:span>或少喊了一句<text:span text:style-name="T3"><text:s/>"</text:span>總統<text:span text:style-name="T3">" </text:span>都能引來蠢血沸騰的綠營支持的各種攻擊<text:span text:style-name="T3">. <text:line-break/><text:line-break/></text:span>李遠哲也一樣<text:span text:style-name="T3">,</text:span>記得就在<text:span text:style-name="T3">2000</text:span>年選總統時<text:span text:style-name="T3">,</text:span>過去一直叫中研院的人不應涉入政治的李遠哲<text:span text:style-name="T3">,</text:span>自己卻變成阿扁的什麼國政顧問團<text:span text:style-name="T3">,</text:span>更在投票前夕辭職力挺<text:span text:style-name="T3">. </text:span>記得當時我的信箱竟然瞬間塞爆了一堆所謂<text:span text:style-name="T3"><text:s/>"</text:span>感動<text:span text:style-name="T3">" </text:span>的轉寄信<text:span text:style-name="T3">. </text:span>我只不過回了幾句<text:span text:style-name="T3">,</text:span>表示小弟一點都沒被感動<text:span text:style-name="T3">,</text:span>反倒是有點感冒<text:span text:style-name="T3">,</text:span>馬上招來各種辱罵攻擊與騷擾<text:span text:style-name="T3">.<text:line-break/><text:line-break/></text:span>詐騙集團很多<text:span text:style-name="T3">,</text:span>但我們其實不能怪騙子<text:span text:style-name="T3">,</text:span>而只能怪自己太好騙<text:span text:style-name="T3">. </text:span>前陣子在一片忙亂中<text:span text:style-name="T3">,</text:span>接到自稱並來電顯示是燦坤的電話<text:span text:style-name="T3">,</text:span>說要我更正一筆錯誤額外支出<text:span text:style-name="T3">,</text:span>接著銀行也來電顯示<text:span text:style-name="T3">,</text:span>說挽救方法是要我去提款機輸入什麼密碼以便驗證什麼碗糕<text:span text:style-name="T3">. </text:span>我有聽沒有懂<text:span text:style-name="T3">,</text:span>但因為太忙於是就說<text:span text:style-name="T3"><text:s/>"</text:span>隨便啦<text:span text:style-name="T3">,</text:span>你們要我做什麼我就照做<text:span text:style-name="T3">."<text:line-break/><text:line-break/></text:span>後來才知是詐騙集團<text:span text:style-name="T3">. </text:span>最近逮到嫌犯之一<text:span text:style-name="T3">,</text:span>法院來公文告知<text:span text:style-name="T3">, </text:span>公文還附上被害人一覽表<text:span text:style-name="T3">,</text:span>一共六個<text:span text:style-name="T3">,</text:span>董事長也榮登金榜<text:span text:style-name="T3">,</text:span>被騙金額三萬<text:span text:style-name="T3">.</text:span>學姐說<text:span text:style-name="T3">,</text:span>這六傻既然傻蛋程度相近<text:span text:style-name="T3">,</text:span>不妨組成一個聯誼會<text:span text:style-name="T3">.<text:line-break/><text:line-break/></text:span>我其實一點都不怪騙子<text:span text:style-name="T3">,</text:span>只怪自己涉世未深太好騙<text:span text:style-name="T3">. </text:span>我想政治或各行各界也一樣<text:span text:style-name="T3">,</text:span>一堆騙子就明明白白在那兒活動<text:span text:style-name="T3">,</text:span>只是看你有沒有能力辨識而已<text:span text:style-name="T3">.<text:line-break/><text:line-break/></text:span>李遠哲今天告誡世人說<text:span text:style-name="T3">,</text:span>我們要過<text:span text:style-name="T3"><text:s/>"</text:span>儉僕的生活<text:span text:style-name="T3">","</text:span>否則人類在一百年內就會滅亡<text:span text:style-name="T3">",</text:span>他還鼓勵大家應該連車子也免了<text:span text:style-name="T3">,</text:span>就住在公司附近<text:span text:style-name="T3">,</text:span>每日走路上下班<text:span text:style-name="T3">. </text:span>我覺得倒不如鼓勵大家搬到辦公室住好了<text:span text:style-name="T3">,</text:span>連房租也省了<text:span text:style-name="T3">.<text:line-break/><text:line-break/></text:span>但我很納悶<text:span text:style-name="T3">,</text:span>就如媒體報導<text:span text:style-name="T3">,</text:span>當政府努力打壓房價之際<text:span text:style-name="T3">,</text:span>李遠哲卻毫不避嫌地替億萬豪宅站台<text:span text:style-name="T3">,</text:span>甚至他自己住的就是億萬豪宅<text:span text:style-name="T3">! </text:span>這時候<text:span text:style-name="T3">,</text:span>他怎麼就忘記他自己所宣稱的以儉樸救人類救地球的大道理了<text:span text:style-name="T3">? </text:span>他怎麼不跟董事長看齊呢<text:span text:style-name="T3">? </text:span>我辛苦大半輩子<text:span text:style-name="T3">,</text:span>終於脫離租房子的無殼蝸牛命運<text:span text:style-name="T3">,</text:span>終於在一年前<text:span text:style-name="T3">,</text:span>以九成房貸買了房子<text:span text:style-name="T3">,</text:span>總價只有李遠哲豪宅的十分之一<text:span text:style-name="T3">,</text:span>空間非常小<text:span text:style-name="T3">,</text:span>小到我的書房連迴旋的空間也沒有<text:span text:style-name="T3">,</text:span>書也根本擺不下<text:span text:style-name="T3">;</text:span>同時還租了一間月租八百元的宿舍<text:span text:style-name="T3">,</text:span>方便學姐就近上下課過夜使用<text:span text:style-name="T3">. <text:line-break/><text:line-break/></text:span>至少在儉樸這一點上<text:span text:style-name="T3">,</text:span>我想我肯定是要比李遠哲儉樸一百倍一千倍的<text:span text:style-name="T3">,</text:span>但我倒是從不認為自己儉樸<text:span text:style-name="T3">. </text:span>而那些在我看來生活豪奢無度的正人君子們<text:span text:style-name="T3">,</text:span>卻老是喜歡對大家講什麼儉樸<text:span text:style-name="T3">.</text:span>你還相信嗎<text:span text:style-name="T3">? </text:span>我不反對儉樸<text:span text:style-name="T3">,</text:span>但豪奢之人實在沒有資格講那些漂亮話<text:span text:style-name="T3">.</text:span>套句電影<text:span text:style-name="T3"><text:s/>“</text:span>教父<text:span text:style-name="T3">” </text:span>的話<text:span text:style-name="T3">, </text:span>你要怎麼過活我不敢有意見<text:span text:style-name="T3">, </text:span>但別吃我們的豆腐<text:span text:style-name="T3">, </text:span>別<text:span text:style-name="T3"><text:s/>"</text:span>侮辱我們的智商<text:span text:style-name="T3">”.<text:line-break/><text:line-break/></text:span>陳真<text:span text:style-name="T3"><text:line-break/>===============<text:line-break/><text:line-break/></text:span>李遠哲：自己不要國光<text:span text:style-name="T3"><text:s/></text:span>也不該到東南亞<text:span text:style-name="T3"><text:line-break/><text:line-break/></text:span>聯合新聞網<text:span text:style-name="T3"><text:line-break/>2011/04/24 </text:span>記者蔡永彬／台北報導<text:span text:style-name="T3"> <text:line-break/><text:line-break/></text:span>國光石化爭議延燒多時，中央研究院前院長李遠哲昨天說，台灣不應該再設大的石化公司。曾有消息傳出國光石化想轉移到東南亞，李遠哲批評「自己不砍伐森林，到東南亞去砍別人的森林，然後自以為無辜，這樣是不對的！」<text:span text:style-name="T3"><text:line-break/><text:line-break/></text:span>李遠哲昨天擔任台灣大學科學教育發展中心「探索」科學系列講座演講人，演講前、後接受媒體訪問時，作以上表示。<text:span text:style-name="T3"><text:line-break/><text:line-break/></text:span>李遠哲指出，人類要過「儉樸的生活」和「有效率的社會組織」<text:span text:style-name="T3">…</text:span>他說這不是好事。社會組織方面，李遠哲說中研院一直很希望研究人員可以住在附近、走路上班，省下行車可能排放的廢氣。李遠哲認為，地球上人太多、消耗物資太多、汙染環境太嚴重；這樣下去，一百年內人類就可能消失。<text:span text:style-name="T3"><text:line-break/>===============<text:line-break/></text:span>嘴說海外歸人也買不起房子　李遠哲卻替豪宅站台？<text:span text:style-name="T3"><text:line-break/><text:line-break/>NOW NEWS2010</text:span>年<text:span text:style-name="T3">4</text:span>月<text:span text:style-name="T3">16</text:span>日<text:span text:style-name="T3"><text:line-break/><text:line-break/></text:span>前中研院院長李遠哲罕見的出席一場建案完銷慶功活動，致詞時還請他的建商朋友下次能蓋平價住宅。（圖／記者曹逸雯攝）<text:span text:style-name="T3"> <text:line-break/><text:line-break/></text:span>政府打房，李遠哲站台豪宅。<text:span text:style-name="T3"> <text:line-break/><text:line-break/></text:span>由於李遠哲與建商關係深厚，讓李遠哲在這個內湖的豪宅樣品屋中現身。<text:span text:style-name="T3"> <text:line-break/><text:line-break/></text:span>財經中心／台北報導<text:span text:style-name="T3"> <text:line-break/><text:line-break/></text:span>就在政府拚命打壓房市之際，許久沒露面的前中研院院長李遠哲竟然和建商站在同一陣線，為豪宅熱賣大慶功，讓外界質疑難道他是來幫忙站台賣房子嗎？不過，他強調<text:span text:style-name="T3"><text:s/></text:span>只是來看看，絕對不是來促銷，甚至還說現在的高房價，連中研院「研究員」也買不起。<text:span text:style-name="T3"> <text:line-break/><text:line-break/></text:span>大力敲破冰磚慶祝建案大賣，站在台上笑開懷的不只建商，其中一個熟悉身影，是好久不見的前中研院院長李遠哲，只是現身在這個場合，難道是來幫忙站台賣豪宅？<text:span text:style-name="T3"> <text:line-break/><text:line-break/></text:span>李遠哲說，「我跟吳總是很好的朋友，我到這裡來，不是來幫他促銷，是給他一個期許，我是好奇，房子會長怎麼樣」，極力撇清，就怕被模糊焦點。<text:span text:style-name="T3"> <text:line-break/><text:line-break/></text:span>不過李遠哲參觀的內湖豪宅建案，一坪開價近<text:span text:style-name="T3">90</text:span>萬元，一戶就要<text:span text:style-name="T3">7000</text:span>萬元起跳，一般上班族根本買不起，看看內湖五期重劃區，<text:span text:style-name="T3">4</text:span>年來房價從<text:span text:style-name="T3">40</text:span>萬元漲到<text:span text:style-name="T3">80</text:span>萬元，漲了一倍之多。<text:span text:style-name="T3"> <text:line-break/><text:line-break/></text:span>也因為在政府拚了命想打壓房價的同時，李遠哲卻大動作和建商一塊慶功，時機似乎有點敏感，因此他低調的說，「我不曉得政府打壓這個的內容，不過房價是過高，像中央研究院的歸國學人回來這裡，也住不起房子」。<text:span text:style-name="T3"> <text:line-break/><text:line-break/></text:span>即使開口嫌房貴，但李遠哲住的也是價值<text:span text:style-name="T3">7000</text:span>萬元的大直豪宅，這幾年下來也漲了不少，現在和建商站在同一陣線，也難免引發外界聯想。（新聞來源：東森新聞記者黃宇潔、潘凱峰）<text:span text:style-name="T3"><text:line-break/><text:line-break/>=============<text:line-break/></text:span>張忠謀、李遠哲超凡水岸豪宅<text:span text:style-name="T3"> <text:line-break/><text:line-break/></text:span>時報周刊<text:span text:style-name="T3"><text:s/>/ </text:span>報導<text:span text:style-name="T3">/</text:span>吳恕<text:span text:style-name="T3"><text:s/></text:span>攝影<text:span text:style-name="T3">/</text:span>周茂麟<text:span text:style-name="T3"><text:s/>\\<text:line-break/>May 22, 2009<text:line-break/><text:line-break/><text:line-break/></text:span>因為不景氣，韜光養晦了好長一段時間的台北「新名人巷」<text:span text:style-name="T3">——</text:span>大直明水路，最近又再度亮起來了！台積電董事長張忠謀與夫人張淑芬，今年四月搬進以兩億元天價購買的「帝景水花園」豪邸。中央研究院院長李遠哲回國定居至今，一直沒有在台北購屋置產，最近也不約而同地，在明水路上的「輕井澤」訂購一戶一百一十五坪的水岸豪宅。<text:span text:style-name="T3"> <text:line-break/><text:line-break/></text:span>大直明水路水岸豪宅背山面河，<text:span text:style-name="T3">360</text:span>度的開闊視野，吸引政商名流進駐。<text:span text:style-name="T3"> <text:line-break/><text:line-break/></text:span>張忠謀與李遠哲，一位是全台最重量級的企業家，一位是全台最具影響力的諾貝爾獎學者，兩位明星人物，就住在毗鄰的兩棟建築；有趣的是，這兩棟建築的建築風格及品味，都反映出他們截然不同的特質。<text:span text:style-name="T3"><text:line-break/><text:line-break/></text:span>其實，在台北市有兩條名聞遐邇的「名人巷」，資格最老的是位於東區的大安路，發展至今，已有三十年歷史；而後起之秀則是大直的明水路，崛起也只不過是最近十年的事。然而，新名人巷卻已經隱隱形成後來居上的聲勢。<text:span text:style-name="T3"> <text:line-break/><text:line-break/></text:span>從台北市區到大直明水路，不過才十五分鐘的車程，然而走進明水路，雖然也是櫛比鱗次的高樓大廈，但是絕大部分的建築，卻是經過精彫細琢的作品，因此，呈現的市容景觀，是優雅而帶著點富貴氣。<text:span text:style-name="T3"> <text:line-break/><text:line-break/></text:span>明水路最吸引人的是背山面河，三百六十度的開闊視野，從這裡隔著基隆河眺望台北市，視野相當遼闊，會讓人產生恍若隔世的錯覺，往往會將工作上的繁忙勞頓拋置腦後。因為如此，明水路才會成為眾多名人趨之若鶩進駐之地。<text:span text:style-name="T3"> <text:line-break/><text:line-break/></text:span>張忠謀豪邸，位於「帝景水花園第五期」，是由名建築師黃永洪所設計的兩棟雙併大樓；他以兩億元買下最頂部的兩個樓層，打通成兩百八十坪的樓中樓。三年前，張忠謀買進的時機，正是建商在明水路打出「水岸豪宅」的推案最高峰，推出的預售行情，與信義計畫區不相上下，每坪單價直逼七十萬元；然而，去年七月，帝景陸續完工交屋時，價格已經滑落至不到六十萬元。以目前的行情估算，張忠謀賠了至少三千多萬元。<text:span text:style-name="T3"> <text:line-break/><text:line-break/></text:span>走進帝景水花園，第一印象就是富貴逼人，首先映入眼簾的是名為「天馬池」的水景設計，池中央擺著一座金碧輝煌的太陽神像，十分搶眼；舉頭看整棟建築外觀，建築大師黃永洪運用了許多建築語彙，使得建築外觀的線條，顯得相當複雜；進入門廳，設計也十分華麗，從指紋辨識器到牆上的燈飾，給人一種「超級豪宅」的感覺。<text:span text:style-name="T3"> <text:line-break/><text:line-break/></text:span>一直住在中研院研究院路官舍的李遠哲，近兩、三年來，陸續看過不少新完成的豪宅，包括信義計畫區的「信義之星」及市中心的「元大花園廣場」；去年三月間，他到明水路看房子，就被輕井澤所吸引，前後看了十幾次之後，他透過好友吳姓建商向忠泰建設洽詢議價。<text:span text:style-name="T3"> <text:line-break/><text:line-break/></text:span>輕井澤目前的行情，每坪喊價六十五萬至七十五萬元，由於只有六十五戶，而且營建品質有日本鹿島建設背書，建築品味又散發出較帝景濃厚的人文氣息；因此，雖然每坪單價比帝景高出十萬元，銷售成績仍然相當不錯，目前僅剩下十戶餘屋。<text:span text:style-name="T3"> <text:line-break/><text:line-break/></text:span>在建商意思意思打個折之後，李遠哲以六千萬元左右買下輕井潭Ｂ棟三樓；由於他的夫人吳錦麗不喜歡高樓層，因此買在三樓，面積共一百一十五坪。據了解，目前正在裝潢，預計年底前就可以進駐。<text:span text:style-name="T3"> <text:line-break/><text:line-break/></text:span>輕井澤的開發商「忠泰建設」，將此案視為代表作，不惜工本引進日本鹿島建設的規畫設計及營建技術；因此，呈現出日式沈穩內斂的建築風格及雅緻的庭園造景，在明水路上獨樹一格，儼然成為明水路上的一座新地標。<text:span text:style-name="T3"> <text:line-break/><text:line-break/></text:span>這座地標建築，最令人激賞的就是被當做門面的ＡＣＱＡ水景。因為基地面積大，輕井澤前方的廣場，就有五百多坪，而以日本輕井澤著名的絹絲瀑布為設計意象的水瀑，就占了一百多坪。<text:span text:style-name="T3"> <text:line-break/><text:line-break/></text:span>明水路上的名宅，十之八、九都以開放空間，申請容積獎勵，依規定不能用圍牆、欄柵將開放空間封起來；然而，幾乎所有的開放空間，全都被封起來成為私人空間。與鄰居相比，輕井澤的水景並沒有用圍牆封起來，因此氣度就更顯得超凡。<text:span text:style-name="T3"> <text:line-break/><text:line-break/></text:span>人與住宅氣韻相親。「晶圓教父」張忠謀，像個叱咤風雲的帝王；而帝景水花園，就像是與他相襯的皇后，氣質雍容而華貴。李遠哲則是個學者，深沈而內斂；而輕井澤則像是個氣質仕女，令人百看不厭。</text:p>
      <text:p text:style-name="P1">Huaihsuan Huang   |  2011.04.22 18:58   |   <text:a xlink:type="simple" xlink:href="http://palinfo.habago.org/Entry?Command=Information_PrintForum&amp;iPage=570#FORUM23274"><text:span text:style-name="T2">#</text:span></text:a></text:p>
      <text:p text:style-name="P3">各位，剛剛接到消息，<text:span text:style-name="T3">4/30</text:span>我人會在對岸，本次站樁又得告假了<text:span text:style-name="T3">...</text:span>。若雪小冊我這裡還有約<text:span text:style-name="T3">400</text:span>本，若是不夠要趕快跟我說，好約時間看是先交給誰帶去，預計下周四我就要飛去對岸了。<text:span text:style-name="T3"><text:line-break/><text:line-break/></text:span>懷軒</text:p>
      <text:p text:style-name="P1"><text:span text:style-name="T1">智巽</text:span><text:s/>  |  2011.04.22 13:37   |   <text:a xlink:type="simple" xlink:href="http://palinfo.habago.org/Entry?Command=Information_PrintForum&amp;iPage=570#FORUM23268"><text:span text:style-name="T2">#</text:span></text:a></text:p>
      <text:p text:style-name="P2">謝啦<text:span text:style-name="T3">,</text:span>阿忠<text:span text:style-name="T3">!</text:span></text:p>
      <text:p text:style-name="P1"><text:span text:style-name="T1">柳春春阿忠</text:span><text:s/>  |  2011.04.22 00:49   |   <text:a xlink:type="simple" xlink:href="http://palinfo.habago.org/Entry?Command=Information_PrintForum&amp;iPage=570#FORUM23243"><text:span text:style-name="T2">#</text:span></text:a></text:p>
      <text:p text:style-name="P3">智巽，好的，<text:span text:style-name="T3">430</text:span>晚上<text:span text:style-name="T3">7</text:span>點<text:span text:style-name="T3">30</text:span>一張。前台取票付款即可。<text:span text:style-name="T3">(</text:span>開演前我應該會在前台晃悠抽煙<text:span text:style-name="T3">)</text:span></text:p>
      <text:p text:style-name="P1"><text:span text:style-name="T1">智巽</text:span><text:s/>  |  2011.04.21 21:35   |   <text:a xlink:type="simple" xlink:href="http://palinfo.habago.org/Entry?Command=Information_PrintForum&amp;iPage=570#FORUM23235"><text:span text:style-name="T2">#</text:span></text:a></text:p>
      <text:p text:style-name="P2">沒關係啦<text:span text:style-name="T3">, </text:span>再請阿忠幫我留一張就可以了<text:span text:style-name="T3">! </text:span>阿忠<text:span text:style-name="T3">,</text:span>拜託你啦<text:span text:style-name="T3">!<text:line-break/></text:span>目前計畫有變<text:span text:style-name="T3">, </text:span>我還是可以參加站樁的<text:span text:style-name="T3">!</text:span></text:p>
      <text:p text:style-name="P1"><text:span text:style-name="T1">陳真</text:span><text:s/>  |  2011.04.21 18:07   |   <text:a xlink:type="simple" xlink:href="http://palinfo.habago.org/Entry?Command=Information_PrintForum&amp;iPage=570#FORUM23229"><text:span text:style-name="T2">#</text:span></text:a></text:p>
      <text:p text:style-name="P3">智巽<text:span text:style-name="T3">,</text:span>很不好意思<text:span text:style-name="T3">. </text:span>我們已經把票退了<text:span text:style-name="T3">. </text:span>因為<text:span text:style-name="T3">: <text:line-break/><text:line-break/>1. </text:span>這票規定必須在十天前到對方指定的一個售票點才能退票<text:span text:style-name="T3">,</text:span>而我過去這幾天忙到爆<text:span text:style-name="T3">,</text:span>通常周一到周三都會很忙<text:span text:style-name="T3">,</text:span>怕超過十天的規定<text:span text:style-name="T3">,</text:span>所以就抓緊時間先退了<text:span text:style-name="T3">.<text:line-break/><text:line-break/>2. </text:span>這票是用學姐的信用卡買的<text:span text:style-name="T3">,</text:span>只能由她自己退<text:span text:style-name="T3">,</text:span>但退票地點很遠<text:span text:style-name="T3">,</text:span>必須由我開車載她前往<text:span text:style-name="T3">,</text:span>而我們兩人彼此時間要湊得剛剛好並不容易<text:span text:style-name="T3">,</text:span>而且又要考慮退票點之營業時間<text:span text:style-name="T3">,</text:span>三方很難配合<text:span text:style-name="T3">,</text:span>所以就在前天剛好趕在六點前去把它退了<text:span text:style-name="T3">.<text:line-break/><text:line-break/>3. </text:span>除非熬夜<text:span text:style-name="T3">,</text:span>或是剛好看診時沒病人有個空檔<text:span text:style-name="T3">,</text:span>否則我平常也只有非常有限的一點點時間能上網看留言<text:span text:style-name="T3">. </text:span>真是很抱歉<text:span text:style-name="T3">,</text:span>就在我看到留言前就已經把票退了<text:span text:style-name="T3">.</text:span></text:p>
      <text:p text:style-name="P1"><text:span text:style-name="T1">智巽</text:span><text:s/>  |  2011.04.20 00:36   |   <text:a xlink:type="simple" xlink:href="http://palinfo.habago.org/Entry?Command=Information_PrintForum&amp;iPage=570#FORUM23179"><text:span text:style-name="T2">#</text:span></text:a></text:p>
      <text:p text:style-name="P2">智巽<text:span text:style-name="T3">30</text:span>號中午朋友結婚<text:span text:style-name="T3">,</text:span>若他們不介意<text:span text:style-name="T3">,</text:span>我得去幫忙<text:span text:style-name="T3">,</text:span>所以可能不去站樁<text:span text:style-name="T3">. </text:span>但是晚上的戲還是會看<text:span text:style-name="T3">,</text:span>能不能就請董事長把票轉售給我<text:span text:style-name="T3">,</text:span>我當天下午五點前到和平東路再跟董事長拿就可以了<text:span text:style-name="T3">,</text:span>可以嗎<text:span text:style-name="T3">?</text:span></text:p>
      <text:p text:style-name="P1"><text:span text:style-name="T1">柳春春阿忠</text:span><text:s/>  |  2011.04.19 19:08   |   <text:a xlink:type="simple" xlink:href="http://palinfo.habago.org/Entry?Command=Information_PrintForum&amp;iPage=570#FORUM23173"><text:span text:style-name="T2">#</text:span></text:a></text:p>
      <text:p text:style-name="P3">對的。<text:span text:style-name="T3"><text:line-break/><text:line-break/></text:span>柳春春<text:span text:style-name="T3">2012</text:span>年會推出美麗<text:span text:style-name="T3">2012</text:span>版，自己主辦。</text:p>
      <text:p text:style-name="P4"/>
      <text:p text:style-name="P1"><text:span text:style-name="T1">學姊</text:span><text:s/>  |  2011.04.19 16:00   |   <text:a xlink:type="simple" xlink:href="http://palinfo.habago.org/Entry?Command=Information_PrintForum&amp;iPage=571#FORUM23166"><text:span text:style-name="T2">#</text:span></text:a></text:p>
      <text:p text:style-name="P3">再確認一下好了，請問主任的意思是，<text:span text:style-name="T3">2012</text:span>年柳春春還會再推新戲，而且是柳春春自行主辦，所以票價也會便宜許多嗎<text:span text:style-name="T3">?</text:span></text:p>
      <text:p text:style-name="P1"><text:span text:style-name="T1">陳真</text:span><text:s/>  |  2011.04.19 15:56   |   <text:a xlink:type="simple" xlink:href="http://palinfo.habago.org/Entry?Command=Information_PrintForum&amp;iPage=571#FORUM23164"><text:span text:style-name="T2">#</text:span></text:a></text:p>
      <text:p text:style-name="P2">阿忠的戲票我上週就買了<text:span text:style-name="T3">,</text:span>雖然明天之前都還可以退<text:span text:style-name="T3">,</text:span>但我是想說如果有人想看而且<text:span text:style-name="T3">4/30</text:span>那天晚上七點半有空的話<text:span text:style-name="T3">,</text:span>麻煩喊一聲<text:span text:style-name="T3">,</text:span>我寄給你<text:span text:style-name="T3">. </text:span>先喊先贏哦<text:span text:style-name="T3">~</text:span></text:p>
      <text:p text:style-name="P1"><text:span text:style-name="T1">陳真</text:span><text:s/>  |  2011.04.19 05:01   |   <text:a xlink:type="simple" xlink:href="http://palinfo.habago.org/Entry?Command=Information_PrintForum&amp;iPage=571#FORUM23147"><text:span text:style-name="T2">#</text:span></text:a></text:p>
      <text:p text:style-name="P3">李秉叡同學所貼王丹文章<text:span text:style-name="T3">,</text:span>我沒看<text:span text:style-name="T3">,</text:span>只看了李同學所說的<text:span text:style-name="T3"><text:s/>"</text:span>好問題<text:span text:style-name="T3">",</text:span>也就是王丹所問<text:span text:style-name="T3">: "</text:span>台灣的中華民國政府是不是應當支持大陸的民主運動以及海外民運？<text:span text:style-name="T3">"<text:line-break/><text:line-break/></text:span>我倒覺得這是個笨問題<text:span text:style-name="T3">,</text:span>這就好像問說<text:span text:style-name="T3"><text:s/>"</text:span>俺是否應當支持隔壁王小美的家庭民主解放運動及其戶外自由交友運動<text:span text:style-name="T3">"? </text:span>當然不行<text:span text:style-name="T3">. </text:span>因為這不是廢話嗎<text:span text:style-name="T3">! </text:span>既然是<text:span text:style-name="T3"><text:s/>"</text:span>民<text:span text:style-name="T3">" </text:span>主<text:span text:style-name="T3">,</text:span>我又不是隔壁家庭的<text:span text:style-name="T3"><text:s/>"</text:span>國民<text:span text:style-name="T3">",</text:span>憑什麼湊熱鬧<text:span text:style-name="T3">? <text:line-break/><text:line-break/></text:span>而且<text:span text:style-name="T3">,</text:span>我憑什麼去參與我所知無幾甚至一無所知的另一個家庭之內部事務<text:span text:style-name="T3">? </text:span>萬一隔壁小美與我關係匪淺利害與共的話<text:span text:style-name="T3">,</text:span>我就更沒有立場去幫隔壁進行什麼民主運動了<text:span text:style-name="T3">.<text:line-break/><text:line-break/></text:span>以美國為首的西方列強<text:span text:style-name="T3">,</text:span>最喜歡<text:span text:style-name="T3"><text:s/>"</text:span>輸出民主<text:span text:style-name="T3">" </text:span>了<text:span text:style-name="T3">.</text:span>這詞不是我發明的<text:span text:style-name="T3">,</text:span>而是這些混蛋國家近十幾年來所高舉的一個混帳口號<text:span text:style-name="T3">. </text:span>所謂輸出民主<text:span text:style-name="T3">,</text:span>就是輸出暴力與影響力<text:span text:style-name="T3">,</text:span>據為地盤<text:span text:style-name="T3">;</text:span>輸出民主的方法包括輸出飛彈<text:span text:style-name="T3">,</text:span>輸出毒氣<text:span text:style-name="T3">,</text:span>輸出暗殺小組<text:span text:style-name="T3">,</text:span>輸出各種形式的暴力<text:span text:style-name="T3">,</text:span>輸出威脅利誘分化挑撥等等等<text:span text:style-name="T3">. </text:span>凡是被<text:span text:style-name="T3"><text:s/>"</text:span>輸出<text:span text:style-name="T3">" </text:span>的國家<text:span text:style-name="T3">,</text:span>一個比一個慘<text:span text:style-name="T3">,</text:span>例如伊拉克阿富汗便是兩個明顯例子<text:span text:style-name="T3">,</text:span>現在又多了一個利比亞<text:span text:style-name="T3">.<text:line-break/><text:line-break/></text:span>做為一個極端厭惡軍火的反戰人士<text:span text:style-name="T3">,</text:span>我常有個困惑<text:span text:style-name="T3">: </text:span>今天要不是中國武力還算強盛<text:span text:style-name="T3">,</text:span>恐怕老早重演日軍侵華或八國聯軍續集<text:span text:style-name="T3">,</text:span>就像切蛋糕一樣<text:span text:style-name="T3">,</text:span>老早生靈塗炭<text:span text:style-name="T3">,</text:span>被東西洋列強給一塊塊瓜分吞食<text:span text:style-name="T3">.<text:line-break/><text:line-break/></text:span>我當然不是說所以我們應努力擴展軍備<text:span text:style-name="T3">,</text:span>防止各方入侵<text:span text:style-name="T3">,</text:span>而是說<text:span text:style-name="T3">,</text:span>我們應該腦袋清楚地反對這樣那樣一些荒謬卑劣居心叵測的所謂<text:span text:style-name="T3"><text:s/>"</text:span>民主輸出<text:span text:style-name="T3">".<text:line-break/><text:line-break/></text:span>為了防止愛台灣的蠢蛋們講些蠢話<text:span text:style-name="T3">,</text:span>我只好無奈地做個低能的無聊聲明<text:span text:style-name="T3">" </text:span>我當然不是說凡事都能以<text:span text:style-name="T3"><text:s/>"</text:span>不得干涉內政<text:span text:style-name="T3">" </text:span>來充當擋箭牌<text:span text:style-name="T3">;</text:span>只要是涉及基本人權侵害的事端<text:span text:style-name="T3">,</text:span>當然大家都能同聲譴責<text:span text:style-name="T3">. </text:span>但這樣一種譴責<text:span text:style-name="T3">,</text:span>若由任何一個政權來發聲<text:span text:style-name="T3">,</text:span>我都會覺得很惡心<text:span text:style-name="T3">;</text:span>就如美國老是指摘中國的人權問題<text:span text:style-name="T3">,</text:span>實在惡心到爆<text:span text:style-name="T3">,</text:span>因為這時候<text:span text:style-name="T3">,</text:span>所謂人權只是一種攻擊異己的武器<text:span text:style-name="T3">.</text:span>一個侵害他人人權侵害得無法無天的國家<text:span text:style-name="T3">,</text:span>卻整天慈眉善目淚眼汪汪地講別人家的人權如何如何<text:span text:style-name="T3">,</text:span>豈不惡心<text:span text:style-name="T3">? <text:line-break/><text:line-break/></text:span>各位看<text:span text:style-name="T3">,</text:span>現在英美法聯手出兵攻擊利比亞<text:span text:style-name="T3">,</text:span>也是說為了什麼碗糕民主自由人權<text:span text:style-name="T3">.</text:span>但是<text:span text:style-name="T3">,</text:span>根據世界最大的反軍火貿易組織<text:span text:style-name="T3"><text:s/>CAAT </text:span>的報告<text:span text:style-name="T3">,</text:span>格達費鎮壓與屠殺反對群眾的各項武器<text:span text:style-name="T3">,</text:span>恰恰就是跟英國買的<text:span text:style-name="T3">,</text:span>而且英國政府還把利比亞視為軍火採購團的<text:span text:style-name="T3"><text:s/>"</text:span>頂級客戶<text:span text:style-name="T3">"(priority market). </text:span>去年<text:span text:style-name="T3"><text:s/>2010</text:span>年<text:span text:style-name="T3">11</text:span>月<text:span text:style-name="T3">8</text:span>號到<text:span text:style-name="T3">11</text:span>號<text:span text:style-name="T3">,</text:span>利比亞不是舉辦花博哦<text:span text:style-name="T3">,</text:span>而是舉辦軍火博覽會<text:span text:style-name="T3">(LibDex),</text:span>其中半數以上的參展軍火商來自英國<text:span text:style-name="T3">.<text:line-break/><text:line-break/></text:span>另外<text:span text:style-name="T3">,</text:span>根據<text:span text:style-name="T3"><text:s/>John Pilger </text:span>的<text:span text:style-name="T3"><text:s/>"Hidden Agendas"</text:span>一書<text:span text:style-name="T3">,</text:span>當年印尼軍隊在東帝汶進行種族滅絕大屠殺<text:span text:style-name="T3">,</text:span>導致大約三分之一的人口<text:span text:style-name="T3">(26</text:span>萬人<text:span text:style-name="T3">)</text:span>死亡<text:span text:style-name="T3">,</text:span>其中<text:span text:style-name="T3">90%</text:span>的武器來自美國<text:span text:style-name="T3">. </text:span>我手上還有一份報告<text:span text:style-name="T3">,</text:span>英國銷售印尼的軍火<text:span text:style-name="T3"><text:s/>"</text:span>業績<text:span text:style-name="T3">",</text:span>竟然隨著屠殺的進行而一度飆高到往年的<text:span text:style-name="T3">13</text:span>倍<text:span text:style-name="T3">. <text:line-break/><text:line-break/></text:span>我很不喜歡講這樣一些事<text:span text:style-name="T3">,</text:span>講了又能如何<text:span text:style-name="T3">? </text:span>各位會因此咬牙切齒而晚上睡不著嗎<text:span text:style-name="T3">? </text:span>一想起這些<text:span text:style-name="T3">,</text:span>我就感到一種悵然<text:span text:style-name="T3">. </text:span>幹它媽的現實的戲劇化程度<text:span text:style-name="T3">,</text:span>也未免比小說更像小說了<text:span text:style-name="T3">. </text:span>軍火博覽會不就才五個月前的事嗎<text:span text:style-name="T3">? </text:span>格達費的兒子不但留英<text:span text:style-name="T3">,</text:span>而且還被英國政府奉為貴賓<text:span text:style-name="T3">,</text:span>代表格達費跟英國買軍火買鎮壓武器<text:span text:style-name="T3">,</text:span>現在竟然又是一套自由民主人權的正義凜然說詞<text:span text:style-name="T3">,</text:span>我真是會精神分裂<text:span text:style-name="T3">~</text:span></text:p>
      <text:p text:style-name="P1"><text:span text:style-name="T1">柳春春阿忠</text:span><text:s/>  |  2011.04.18 18:36   |   <text:a xlink:type="simple" xlink:href="http://palinfo.habago.org/Entry?Command=Information_PrintForum&amp;iPage=571#FORUM23130"><text:span text:style-name="T2">#</text:span></text:a></text:p>
      <text:p text:style-name="P2">對！主任鼓勵大家下次專程來看。</text:p>
      <text:p text:style-name="P1"><text:span text:style-name="T1">陳真</text:span><text:s/>  |  2011.04.18 17:32   |   <text:a xlink:type="simple" xlink:href="http://palinfo.habago.org/Entry?Command=Information_PrintForum&amp;iPage=571#FORUM23128"><text:span text:style-name="T2">#</text:span></text:a></text:p>
      <text:p text:style-name="P3">下回再<text:span text:style-name="T3"><text:s/>"</text:span>專程<text:span text:style-name="T3">" </text:span>前往看戲會比較好吧</text:p>
      <text:p text:style-name="P1"><text:span text:style-name="T1">陳真</text:span><text:s/>  |  2011.04.18 17:28   |   <text:a xlink:type="simple" xlink:href="http://palinfo.habago.org/Entry?Command=Information_PrintForum&amp;iPage=571#FORUM23127"><text:span text:style-name="T2">#</text:span></text:a></text:p>
      <text:p text:style-name="P2">我看還是等下次柳春春主辦再看吧<text:span text:style-name="T3">,</text:span>因為我會很趕<text:span text:style-name="T3">,</text:span>趕不上高鐵<text:span text:style-name="T3">,</text:span>若坐統聯<text:span text:style-name="T3">,</text:span>一大早八九點就得出門<text:span text:style-name="T3">,</text:span>看完戲回到台南已是翌日凌晨三四點<text:span text:style-name="T3">,</text:span>萬一看一半累到睡著打呼也不好吧</text:p>
      <text:p text:style-name="P1"><text:span text:style-name="T1">柳春春阿忠</text:span><text:s/>  |  2011.04.18 15:35   |   <text:a xlink:type="simple" xlink:href="http://palinfo.habago.org/Entry?Command=Information_PrintForum&amp;iPage=571#FORUM23123"><text:span text:style-name="T2">#</text:span></text:a></text:p>
      <text:p text:style-name="P3">因為這次主辦並不是柳春春，所以並不是很想讓各位花大錢來砌票房，所以沒有很贊成各位來看這次。<text:span text:style-name="T3"><text:line-break/><text:line-break/></text:span>票可以到售票端點退，會有手續費。如還是要看的話，我再幫各位買<text:span text:style-name="T3">75</text:span>折票。<text:span text:style-name="T3">(</text:span>各位把錢留到<text:span text:style-name="T3">2012</text:span>年再來吧！<text:span text:style-name="T3">)(</text:span>下午站樁晚上看戲，會很累的<text:span text:style-name="T3">......)</text:span></text:p>
      <text:p text:style-name="P1"><text:span text:style-name="T1">學姊</text:span><text:s/>  |  2011.04.18 14:57   |   <text:a xlink:type="simple" xlink:href="http://palinfo.habago.org/Entry?Command=Information_PrintForum&amp;iPage=571#FORUM23122"><text:span text:style-name="T2">#</text:span></text:a></text:p>
      <text:p text:style-name="P2">唉，鄭主任有優待票怎不早說呢，害我已經傻傻買了全票，不知現在退還來不來得及<text:span text:style-name="T3">?<text:line-break/><text:line-break/></text:span>前貼文更正<text:span text:style-name="T3">: </text:span>不好意思是<text:span text:style-name="T3">William Blake, </text:span>非<text:span text:style-name="T3">William Black</text:span>。</text:p>
      <text:p text:style-name="P1"><text:span text:style-name="T1">柳春春阿忠</text:span><text:s/>  |  2011.04.18 13:52   |   <text:a xlink:type="simple" xlink:href="http://palinfo.habago.org/Entry?Command=Information_PrintForum&amp;iPage=571#FORUM23121"><text:span text:style-name="T2">#</text:span></text:a></text:p>
      <text:p text:style-name="P3">各位有要參加<text:span text:style-name="T3">4/30</text:span>當天下午站樁後晚上看阿忠新作美麗<text:span text:style-name="T3">2011</text:span>的朋友，如確定的話，現在還是有<text:span text:style-name="T3">75</text:span>折票券<text:span text:style-name="T3">(</text:span>折後<text:span text:style-name="T3">563</text:span>元<text:span text:style-name="T3">)</text:span>可買。請將要看的日期<text:span text:style-name="T3">/</text:span>場次<text:span text:style-name="T3">/</text:span>張數<text:span text:style-name="T3"><text:s/>email</text:span>給阿忠<text:span text:style-name="T3"><text:s/>(ccc1969</text:span>小老鼠<text:span text:style-name="T3">ms9.hinet.net)</text:span>，票款當天前台取票時付給阿忠即可。<text:span text:style-name="T3"><text:line-break/><text:line-break/></text:span>若不急著這次看，<text:span text:style-name="T3">2012</text:span>會做另一個男男版，票價會比較合理，那時再來看即可喔。<text:span text:style-name="T3">(</text:span>說實話，一個晚上連看三齣戲，一定會吐的<text:span text:style-name="T3">)<text:line-break/><text:line-break/>(</text:span>阿忠也可以有一隻便便牛乎？主任很需要這東西<text:span text:style-name="T3">)</text:span></text:p>
      <text:p text:style-name="P1"><text:span text:style-name="T1">學姊</text:span><text:s/>  |  2011.04.18 10:50   |   <text:a xlink:type="simple" xlink:href="http://palinfo.habago.org/Entry?Command=Information_PrintForum&amp;iPage=571#FORUM23113"><text:span text:style-name="T2">#</text:span></text:a></text:p>
      <text:p text:style-name="P2">四月份的站樁公告貼上囉。這次選在四月三十是為了配合阿忠的柳春春劇團的演出。下午站樁，晚上沒事的都可以順便留下看戲喔。<text:span text:style-name="T3"><text:line-break/><text:line-break/></text:span>不過票價還真不便宜，不能一次滿單場，而是三場，所以一張票是<text:span text:style-name="T3">750. </text:span>不過阿忠已經很久不出戲，這可是千載難逢的機會喔。介紹和購票往址可由這網站進入<text:span text:style-name="T3">http://www.oz.org.tw/index.php/%E7%BE%8E%E9%BA%972011. </text:span>由於董事長藝術品味比我高了好幾層樓，所以此次我們將推舉其為代表參加這場戲劇盛宴。<text:span text:style-name="T3"><text:line-break/><text:line-break/></text:span>憶萱，熱烈歡迎來台南啊。<text:span text:style-name="T3"><text:line-break/><text:line-break/></text:span>還有感謝啟承對哈巴狗企業的贊助。不過經我理性提醒，董事長已臨時通知啟承買三十隻就好<text:span text:style-name="T3">(</text:span>怕天下知音恐怕不到百人，且我也有點懷疑自己可不可以算入，因為捏起來還真頗為噁心<text:span text:style-name="T3">, </text:span>不太屬於我所偏愛的<text:span text:style-name="T3">pleasure</text:span>類型<text:span text:style-name="T3">)</text:span>。<text:span text:style-name="T3"><text:line-break/><text:line-break/></text:span>這<text:span text:style-name="T3">30</text:span>隻也將做為便便牛文學獎落選者的安慰獎，所以落選者請不要難過，大家表現都很不錯，每個人都可同樣獲得一隻便便牛喔<text:span text:style-name="T3">!!</text:span>所以若不克前往參加下次靜站時的頒獎典禮者，請寄上地址來，主辦單位也可郵寄致贈<text:span text:style-name="T3">!<text:line-break/><text:line-break/></text:span>不要小看這類便便牛文學獎喔，不一定有多少文學星探正在網路上尋覓文才呢。上次我們也舉辦了同樣類似的競賽，翻譯<text:span text:style-name="T3">William Black</text:span>的<text:span text:style-name="T3">little fly. </text:span>魏醫師後來竟然收到遠東版高中英文課本來信，要求收錄他的翻譯<text:span text:style-name="T3">!!</text:span>此次比賽我也有參加，可惜竟然落選，顯然翻譯功力還是不足<text:span text:style-name="T3">!!</text:span></text:p>
      <text:p text:style-name="P1"><text:span text:style-name="T1">李秉叡</text:span><text:s/>  |  2011.04.18 08:27   |   <text:a xlink:type="simple" xlink:href="http://palinfo.habago.org/Entry?Command=Information_PrintForum&amp;iPage=571#FORUM23103"><text:span text:style-name="T2">#</text:span></text:a></text:p>
      <text:p text:style-name="P3">中華民國要不要支持中國民運（王丹）<text:span text:style-name="T3"><text:line-break/>2011</text:span>年<text:span text:style-name="T3"><text:s/>04</text:span>月<text:span text:style-name="T3">18</text:span>日<text:span text:style-name="T3"><text:line-break/></text:span>簡單的一次出庭作證，引起媒體大幅報導。明明是機密庭，審判長也再三保證內容不會公開，但是庭審結束不到幾個小時，媒體就有繪聲繪影的報導，這也算是中華民國司法領域的奇觀了吧？更加奇觀的是，所有媒體的報導，都與事實有很大的落差。這實在是太扯了。我很想請教司法專家的是：一，不是機密庭嗎？怎麼媒體會報導出內容？二，是哪些人把庭審內容洩露出去的？他們洩露的動機是什麼？第三，這樣的洩露，是否違法？如果是，會有人追究這種違法行為嗎？<text:span text:style-name="T3"><text:line-break/><text:line-break/><text:line-break/></text:span>但是這不是我的重點，我的重點在於特定媒體的報導。很多的媒體報導這個新聞，都有一個聳動的標題，叫做「王丹坦承收取扁資助」。這其實是媒體暴力的典型體現，因為這樣的標題完全是混淆是非，誤導視聽。<text:span text:style-name="T3"> <text:line-break/><text:line-break/></text:span>具體的詳情，因為涉及機密，出於尊重司法，我不會涉及。包括具體的與事實落差的部分，礙於司法的要求，我也只好保持沉默。我要提出討論的是：國務機要費是中華民國政府的錢還是陳水扁先生個人的錢？<text:span text:style-name="T3"> <text:line-break/><text:line-break/></text:span>倘若，國務機要費是陳水扁先生個人的錢，那麼這裡就沒有貪污的問題。但是台灣的司法機關認定陳水扁先生涉嫌貪污，顯然是認定國務機要費不是扁個人的錢，而是中華民國政府的錢。那麼，從國務機要費中拿出部分款項，在沒有政治附加條件的前提下，支援中國的民運人士，怎麼搖身一變，就成了收取陳水扁先生的錢了呢？<text:span text:style-name="T3"> <text:line-break/><text:line-break/><text:line-break/></text:span>扁代表台灣捐資金<text:span text:style-name="T3"><text:line-break/><text:line-break/></text:span>這筆錢，並非陳水扁先生的錢，而是中華民國政府的錢。換句話說，這是作為中華民國總統的陳水扁先生，作為中華民國政府的法人代表，代表中華民國向中國的民運提供的財力支持。這，才是事實的真相。但是在特定媒體的報導下，居然變成了海外民運人士從陳水扁手裡拿錢。政府支持和個人贊助，這是完全不同的兩回事。<text:span text:style-name="T3"><text:line-break/><text:line-break/></text:span>坦率講，作為海外民運力量，對於任何不附加政治條件，而且來源正當的政治捐助，我們都是歡迎的。我們尤其期待和歡迎台灣的中華民國政府能夠了解到大陸民主化對於台灣的正面意義，因此積極予以具體的，而不是口惠而實不至的支持。倘若這筆錢來自陳水扁先生個人，我想我不會予以考慮。但是如果是來自中華民國的政府代表，我表示歡迎和感謝。這完全是不同的兩件事，而媒體報導出來，居然變成了同一件事，這不是最大的混淆是非嗎？這樣的媒體，不是非常的沒有職業道德和基本的職業素質嗎？我素來知道某些台灣媒體的惡劣，但是從來沒有想到居然是這樣的惡劣！<text:span text:style-name="T3"><text:line-break/><text:line-break/></text:span>如果是中共的媒體這樣報導，我完全不會奇怪（事實上大陸官方媒體對於這個事情已經做了同樣口徑的大量歪曲報導），因為中共對於海外民運人士，長期以來慣用的打擊方式，就是把我們與台獨力量掛鉤，以便削弱我們在民族主義高漲下的中國民眾中間的影響力。但是台灣的部分媒體也這樣做，就真的有些匪夷所思了。<text:span text:style-name="T3"> <text:line-break/><text:line-break/><text:line-break/></text:span>惡意扣上台獨帽子<text:span text:style-name="T3"><text:line-break/><text:line-break/></text:span>我最後要問的是：台灣的中華民國政府是不是應當支持大陸的民主運動以及海外民運？我想，這才是涉及國務機要費案的相關內容的時候，應當進行討論的問題。硬把當時的中華民國政府對於海外民運人士的支持，牽引到與台獨勢力的勾結上去，不僅模糊焦點和真相，而且用心極為險惡。<text:span text:style-name="T3"> <text:line-break/><text:line-break/><text:line-break/></text:span>作者為前六四學生領袖、美國哈佛大學歷史學博士<text:span text:style-name="T3"> <text:line-break/>===========================================<text:line-break/></text:span>最後那一段話的第一句是個好問題。</text:p>
      <text:p text:style-name="P5"/>
      <text:p text:style-name="P1"><text:span text:style-name="T1">王憶萱</text:span><text:s/>  |  2011.04.18 01:29   |   <text:a xlink:type="simple" xlink:href="http://palinfo.habago.org/Entry?Command=Information_PrintForum&amp;iPage=572#FORUM23094"><text:span text:style-name="T2">#</text:span></text:a></text:p>
      <text:p text:style-name="P3">喔，<text:span text:style-name="T3"><text:line-break/></text:span>我是要找時間專程去看你們的。<text:span text:style-name="T3"><text:line-break/></text:span>順便回去看看母校與同學，嗯。所以千萬不要麻煩。</text:p>
      <text:p text:style-name="P1"><text:span text:style-name="T1">陳真</text:span><text:s/>  |  2011.04.17 17:42   |   <text:a xlink:type="simple" xlink:href="http://palinfo.habago.org/Entry?Command=Information_PrintForum&amp;iPage=572#FORUM23084"><text:span text:style-name="T2">#</text:span></text:a></text:p>
      <text:p text:style-name="P2">育誠<text:span text:style-name="T3">,</text:span>憶萱<text:span text:style-name="T3">,OK</text:span>啦<text:span text:style-name="T3">~</text:span>我會想辦法拿給你們<text:span text:style-name="T3">.</text:span></text:p>
      <text:p text:style-name="P1"><text:span text:style-name="T1">陳真</text:span><text:s/>  |  2011.04.17 17:20   |   <text:a xlink:type="simple" xlink:href="http://palinfo.habago.org/Entry?Command=Information_PrintForum&amp;iPage=572#FORUM23081"><text:span text:style-name="T2">#</text:span></text:a></text:p>
      <text:p text:style-name="P3">王丹的指控應該也要包括向來<text:span text:style-name="T3"><text:s/>"</text:span>熱愛<text:span text:style-name="T3">" </text:span>他的<text:span text:style-name="T3"><text:s/>"</text:span>自由時報<text:span text:style-name="T3">" </text:span>才對<text:span text:style-name="T3">,</text:span>我貼的那篇剪報就是自由時報的報導<text:span text:style-name="T3">,</text:span>而且是具名報導<text:span text:style-name="T3">. </text:span>也正因為是自由時報寫王丹<text:span text:style-name="T3">,</text:span>我才會誤信<text:span text:style-name="T3">(?)</text:span>其內容<text:span text:style-name="T3">,</text:span>畢竟自由時報向來是力挺王丹的<text:span text:style-name="T3">.<text:line-break/><text:line-break/></text:span>不管金額多少<text:span text:style-name="T3">,</text:span>或是根本沒有阿扁所說的這筆所謂機密外交費用<text:span text:style-name="T3">,</text:span>王丹並沒有否認雙方的接觸<text:span text:style-name="T3">,</text:span>而且還說<text:span text:style-name="T3"><text:s/>"</text:span>事涉台灣的國家機密<text:span text:style-name="T3">",</text:span>故無可奉告<text:span text:style-name="T3">. </text:span>重點是<text:span text:style-name="T3">: </text:span>任何一個反對者或反對勢力或社運團體<text:span text:style-name="T3">,</text:span>都不應該和任何一個政權或政黨有這樣一種<text:span text:style-name="T3"><text:s/>"</text:span>無可奉告<text:span text:style-name="T3">" </text:span>的接觸<text:span text:style-name="T3">. <text:line-break/><text:line-break/></text:span>比方說<text:span text:style-name="T3">,</text:span>任何一個稍具公信力的團體例如<text:span text:style-name="T3"><text:s/>AI,</text:span>怎麼可能跟哪個政黨或政權或政治人物拿錢<text:span text:style-name="T3">?! </text:span>更不可能與之進行什麼不可告人的機密行動<text:span text:style-name="T3">.</text:span>即便是巴勒網再怎麼缺經費<text:span text:style-name="T3">,</text:span>也不可能因此接受任何一個政黨或政權或政治人物的捐款或委託從事什麼機密行動或研究<text:span text:style-name="T3">.<text:line-break/><text:line-break/></text:span>別說是反對者或社運團體<text:span text:style-name="T3">,</text:span>就算是接受國家補助的學術研究<text:span text:style-name="T3">,</text:span>也該儘一切可能保有獨立與超然<text:span text:style-name="T3">.<text:line-break/><text:line-break/></text:span>比方說<text:span text:style-name="T3">,</text:span>英國首相及其所屬政黨<text:span text:style-name="T3">,</text:span>前陣子提出一個什麼碗糕<text:span text:style-name="T3"><text:s/>"</text:span>大社會<text:span text:style-name="T3">"(Big Society)</text:span>的政治藍圖<text:span text:style-name="T3">.</text:span>他愛提就提唄<text:span text:style-name="T3">,</text:span>反正大家都有說蠢話的自由<text:span text:style-name="T3">. </text:span>但重點來了<text:span text:style-name="T3">,</text:span>他不但提<text:span text:style-name="T3">,</text:span>而且把這樣一種政治思維給變成英國的<text:span text:style-name="T3"><text:s/>"</text:span>國科會<text:span text:style-name="T3">"(AHRC)</text:span>的一個研究方向<text:span text:style-name="T3">,</text:span>鼓勵學界從事這方面的研究<text:span text:style-name="T3">.<text:line-break/><text:line-break/></text:span>這樣的醜事<text:span text:style-name="T3">,</text:span>在英國當然會引起軒然大波<text:span text:style-name="T3">.</text:span>三千多名學者聯名抗議<text:span text:style-name="T3">,</text:span>要求把<text:span text:style-name="T3"><text:s/>"</text:span>大社會<text:span text:style-name="T3">" </text:span>整個從補助項目中移除<text:span text:style-name="T3">,</text:span>否則將糾集<text:span text:style-name="T3"><text:s/>"</text:span>國科會<text:span text:style-name="T3">" </text:span>的審查委員集體辭職抗議<text:span text:style-name="T3">,</text:span>拒絕審查這樣一種隱藏特定意識形態的相關學術研究<text:span text:style-name="T3">. </text:span>相關抗議與反彈持續發酵<text:span text:style-name="T3">,</text:span>連向來保守的劍橋牛津的一些學術研究主管也都出來表示反彈<text:span text:style-name="T3">.<text:line-break/><text:line-break/></text:span>可悲的是<text:span text:style-name="T3">,</text:span>像這樣一種<text:span text:style-name="T3"><text:s/>"</text:span>置入性行銷<text:span text:style-name="T3">" </text:span>卻普遍存在於台灣的各行各界<text:span text:style-name="T3">,</text:span>人們不但不覺得醜陋<text:span text:style-name="T3">,</text:span>反而趨之若鶩<text:span text:style-name="T3">. <text:line-break/><text:line-break/></text:span>在以前國民黨威權時代<text:span text:style-name="T3">,</text:span>所謂三民主義研究或國父思想或各種有助於特定政治思維的研究<text:span text:style-name="T3">,</text:span>四處橫行<text:span text:style-name="T3">. </text:span>現在難道不也還是完全一樣<text:span text:style-name="T3">!? </text:span>只是名稱口號從我愛中華改成我愛台灣或我愛鄉土而已<text:span text:style-name="T3">. <text:line-break/><text:line-break/></text:span>包裝紙改了<text:span text:style-name="T3">,</text:span>但裏頭販賣的東西仍然是陳年舊貨<text:span text:style-name="T3">,</text:span>仍然是置入性形銷<text:span text:style-name="T3">,</text:span>以大量資源鼓勵符合某種政治思維或特定價值品味之各種<text:span text:style-name="T3"><text:s/>"</text:span>政治正確<text:span text:style-name="T3">". <text:line-break/><text:line-break/></text:span>你可別以為這樣一種<text:span text:style-name="T3"><text:s/>"</text:span>鼓勵<text:span text:style-name="T3">" </text:span>是利用三更半夜偷偷拿著鉅款去你家塞錢<text:span text:style-name="T3">. </text:span>當然不是這樣<text:span text:style-name="T3">.</text:span>任何一個政權或政黨或國家要<text:span text:style-name="T3"><text:s/>"</text:span>鼓勵<text:span text:style-name="T3">" "</text:span>自己人<text:span text:style-name="T3">" </text:span>那還不簡單<text:span text:style-name="T3">,</text:span>他很輕易就能給你各種頭銜各種計劃案各種委託或與你進行各種合作<text:span text:style-name="T3">,</text:span>給你各種方便<text:span text:style-name="T3">,</text:span>讓你如魚得水左右逢源<text:span text:style-name="T3">. <text:line-break/><text:line-break/></text:span>就好像藥商要<text:span text:style-name="T3"><text:s/>"</text:span>獎勵<text:span text:style-name="T3">" </text:span>醫師多多開他們的藥<text:span text:style-name="T3">,</text:span>他不需要捧著一堆現金半夜去你家拜訪<text:span text:style-name="T3">,</text:span>他總是有無數的名堂名義或名目<text:span text:style-name="T3">,</text:span>藉以給你各種好處<text:span text:style-name="T3">,</text:span>比方說舉辦研討會以高額演講費邀請你來演講啊<text:span text:style-name="T3">,</text:span>以發展學術研究名義幫你添購書籍啊<text:span text:style-name="T3">,</text:span>動不動就請你吃飯喝酒啊<text:span text:style-name="T3">,</text:span>幫你支付各種信用卡帳單啊<text:span text:style-name="T3">,</text:span>以<text:span text:style-name="T3"><text:s/>"</text:span>邀請<text:span text:style-name="T3">" </text:span>為名請你到國內外各地考察研究講學開會啊<text:span text:style-name="T3">(</text:span>其實是全家去旅遊<text:span text:style-name="T3">),</text:span>花兩萬元請你填寫一份兩分鐘就能填完的問卷調查啊<text:span text:style-name="T3">,</text:span>過年過節送你一堆禮啊<text:span text:style-name="T3">...</text:span>名堂可多了<text:span text:style-name="T3">. <text:line-break/><text:line-break/></text:span>四年前剛回來台灣<text:span text:style-name="T3">,</text:span>一個藥商業務<text:span text:style-name="T3">,</text:span>是個菜鳥<text:span text:style-name="T3">,</text:span>來我辦公室敲門<text:span text:style-name="T3">,</text:span>見我電腦老舊<text:span text:style-name="T3">,</text:span>見我架上一堆書<text:span text:style-name="T3">,</text:span>竟然說<text:span text:style-name="T3">:"</text:span>哎呀<text:span text:style-name="T3">,</text:span>陳醫師怎麼還自己買書買電腦啊<text:span text:style-name="T3">? </text:span>你就交給我們辦就好了<text:span text:style-name="T3">!" </text:span>然後還說要幫我開個帳戶<text:span text:style-name="T3">,</text:span>說會透過什麼學術基金會而非藥廠的名義<text:span text:style-name="T3">,</text:span>幫我存錢進去這個帳戶<text:span text:style-name="T3">. </text:span>我跟他說<text:span text:style-name="T3">,</text:span>你一定是新來上班沒多久<text:span text:style-name="T3">. </text:span>我說我雖然離開台灣十年<text:span text:style-name="T3">,</text:span>但你應該還是可以去打聽一下我是誰<text:span text:style-name="T3">,</text:span>再來跟我說這些吧<text:span text:style-name="T3">. </text:span>幾天後<text:span text:style-name="T3">,</text:span>他又跑來找我<text:span text:style-name="T3">,</text:span>一直說對不起對不起<text:span text:style-name="T3">,</text:span>然後拜託我不要把這些事講出去<text:span text:style-name="T3">.<text:line-break/><text:line-break/></text:span>總之<text:span text:style-name="T3">,</text:span>人們要給你好處<text:span text:style-name="T3">,</text:span>方法與管道多得是<text:span text:style-name="T3">. </text:span>當然<text:span text:style-name="T3">,</text:span>我不是指控王丹有拿了什麼錢<text:span text:style-name="T3">,</text:span>那是阿扁的呈堂證供<text:span text:style-name="T3">. </text:span>是真是假<text:span text:style-name="T3">,</text:span>我自然無從知曉<text:span text:style-name="T3">.<text:line-break/><text:line-break/></text:span>相反地<text:span text:style-name="T3">,</text:span>任何一個政黨或政權或國家要處罰你那就更簡單了<text:span text:style-name="T3">,</text:span>國家或政黨或各項<text:span text:style-name="T3"><text:s/>"</text:span>政治正確<text:span text:style-name="T3">" </text:span>的擁護者就像個天羅地網一樣<text:span text:style-name="T3">,</text:span>保證讓你四處碰壁<text:span text:style-name="T3">,</text:span>甚至污名滿身動輒得咎<text:span text:style-name="T3">,</text:span>連一些名正言順明明垂手可得的機會或資源都會被憑空剝奪<text:span text:style-name="T3">.<text:line-break/><text:line-break/></text:span>我相信大家都是內行人<text:span text:style-name="T3">,</text:span>所以別假了<text:span text:style-name="T3">.</text:span>特別是學界的人<text:span text:style-name="T3">,</text:span>別跟我裝蒜說你聽不懂我在說什麼<text:span text:style-name="T3">.</text:span>你肯定完全心知肚明自己哪些話該大聲講<text:span text:style-name="T3">,</text:span>哪些話不能講<text:span text:style-name="T3">,</text:span>哪些事該努力搶著做<text:span text:style-name="T3">,</text:span>哪些事絕對不能做<text:span text:style-name="T3">. </text:span>你肯定完全心知肚明這一切意味著什麼<text:span text:style-name="T3">;</text:span>意味著一種表態<text:span text:style-name="T3">,</text:span>一種臣服<text:span text:style-name="T3">,</text:span>一種效忠<text:span text:style-name="T3">,</text:span>一種靠攏<text:span text:style-name="T3">.<text:line-break/><text:line-break/></text:span>有誰能告訴我<text:span text:style-name="T3">,</text:span>究竟過去國民黨威權時期那些所謂<text:span text:style-name="T3"><text:s/>"</text:span>御用學者<text:span text:style-name="T3">",</text:span>跟時下時髦的<text:span text:style-name="T3"><text:s/>"</text:span>親綠學者<text:span text:style-name="T3">" </text:span>們<text:span text:style-name="T3">,</text:span>其所作所為<text:span text:style-name="T3">,</text:span>有什麼本質上的不同<text:span text:style-name="T3">?</text:span>頂多只是主子不同<text:span text:style-name="T3">,</text:span>旗幟顏色不同<text:span text:style-name="T3">,</text:span>名稱不同而已<text:span text:style-name="T3">,</text:span>其它則完全一致<text:span text:style-name="T3">.<text:line-break/><text:line-break/></text:span>重點在於這個<text:span text:style-name="T3"><text:s/>"</text:span>親<text:span text:style-name="T3">" </text:span>字<text:span text:style-name="T3">,</text:span>任何一個玩真的反對者或社運團體<text:span text:style-name="T3">,</text:span>如果他還把他所宣稱的各種價值與理想當一回事的話<text:span text:style-name="T3">,</text:span>那麼它的名字只有一個<text:span text:style-name="T3"><text:s/>"</text:span>反<text:span text:style-name="T3">" </text:span>字<text:span text:style-name="T3">,</text:span>而絕不可能去<text:span text:style-name="T3"><text:s/>"</text:span>親<text:span text:style-name="T3">" </text:span>任何一種顏色或任何一種政治勢力<text:span text:style-name="T3">,</text:span>更不可能效忠國家<text:span text:style-name="T3">,</text:span>更不可能以特定政治思維做為一種區分敵我的價值標竿<text:span text:style-name="T3">.</text:span></text:p>
      <text:p text:style-name="P1"><text:span text:style-name="T1">秉叡</text:span><text:s/>  |  2011.04.17 01:42   |   <text:a xlink:type="simple" xlink:href="http://palinfo.habago.org/Entry?Command=Information_PrintForum&amp;iPage=572#FORUM23066"><text:span text:style-name="T2">#</text:span></text:a></text:p>
      <text:p text:style-name="P2">收扁<text:span text:style-name="T3">40</text:span>萬美元？王丹痛批媒體報導不實<text:span text:style-name="T3"><text:line-break/></text:span>更新日期<text:span text:style-name="T3">:2011/04/16 14:49 NewTalk </text:span>新頭殼<text:span text:style-name="T3"> <text:line-break/><text:line-break/><text:line-break/></text:span>新頭殼<text:span text:style-name="T3">newtalk 2011.04.16 </text:span>謝莉慧<text:span text:style-name="T3">/</text:span>綜合報導<text:span text:style-name="T3"><text:line-break/><text:line-break/><text:line-break/></text:span>中國異議人士王丹今<text:span text:style-name="T3">(16)</text:span>日凌晨在臉書（<text:span text:style-name="T3">Facebook</text:span>）發表聲明指出，中國時報和中央社報導指稱王丹收取前總統陳水扁<text:span text:style-name="T3">40</text:span>萬美元一事，「完全不是事實」，而且並未跟他本人確認，他「深感憤怒和無奈，也不願再做回應」，不過，王丹今早再度發文指出，關於這次的媒體扭曲報導事件，「我已經寫了一篇詳細的說明，目前正在尋求特定媒體刊登。」如果特定媒體無法刊登，<text:span text:style-name="T3">24</text:span>小時內，王丹將於臉書公開發表，清晰解答外界疑問。<text:span text:style-name="T3"><text:line-break/><text:line-break/><text:line-break/></text:span>據媒體報導指出，高等法院在上個月因應陳水扁的要求，傳喚王丹、外交部前部長黃志芳在內的證人，就國務機要費案出庭作證，由於陳水扁稱將國務費用於「機密外交」，因此庭訊為不對外公開的機密庭。但媒體報導王丹收取陳水扁<text:span text:style-name="T3">40</text:span>萬美元，讓王丹質疑機密庭沒有媒體在場，怎麼會有開庭內容報導？他懷疑報導內容實屬捏造。<text:span text:style-name="T3"><text:line-break/><text:line-break/><text:line-break/></text:span>王丹並針對中央社發表聲明指出，「該報導未向我本人求證，基本內容嚴重失實，對我本人造成困擾。我認為這樣的新聞報導不僅不夠專業嚴謹，而且對我本人極為不公平，是對我非常不善意的表現」。<text:span text:style-name="T3"><text:line-break/><text:line-break/><text:line-break/></text:span>而王丹針對中時的聲明指出，「因為事涉台灣的國家機密，所以我不會做詳細說明。我只能明確表達，這篇報導的主要內容，完全不是事實，也並未跟我本人確認。」「我深感憤怒和無奈，也不願再做回應」。<text:span text:style-name="T3"><text:line-break/><text:line-break/><text:line-break/></text:span>王丹在臉書上指出，有些特定的政治力量或個人，以為利用媒體和司法議題，就可以任意抹黑和進行陷害。王丹說「你們找錯人了」。<text:span text:style-name="T3"><text:line-break/><text:line-break/><text:line-break/></text:span>王丹的聲明引起大批網友的支持和迴響，有網友指出：<text:span text:style-name="T3"><text:s/></text:span>「捏造新聞，非常不專業」、「用力唾棄這種不負責任、沒有職業道德的報導」，也有網友表示「濁自濁，清自清」，要王丹「頂住」，也有網友建議王丹訴諸法律途徑。</text:p>
      <text:p text:style-name="P1"><text:span text:style-name="T1">王憶萱</text:span><text:s/>  |  2011.04.16 23:57   |   <text:a xlink:type="simple" xlink:href="http://palinfo.habago.org/Entry?Command=Information_PrintForum&amp;iPage=572#FORUM23062"><text:span text:style-name="T2">#</text:span></text:a></text:p>
      <text:p text:style-name="P3">為了得到一隻便便牛我浮出水面。<text:span text:style-name="T3"><text:line-break/></text:span>感謝啟承先生大發善心<text:span text:style-name="T3">~~<text:line-break/></text:span>拜託董事長留一隻給我啦，絕對有助世界和平<text:span text:style-name="T3">!!!</text:span></text:p>
      <text:p text:style-name="P1"><text:span text:style-name="T1">陳真</text:span><text:s/>  |  2011.04.16 21:28   |   <text:a xlink:type="simple" xlink:href="http://palinfo.habago.org/Entry?Command=Information_PrintForum&amp;iPage=572#FORUM23058"><text:span text:style-name="T2">#</text:span></text:a></text:p>
      <text:p text:style-name="P2">任何一個對理想當真的反對者<text:span text:style-name="T3">,</text:span>都不可能讓任何一個政權包養<text:span text:style-name="T3">. </text:span>這些被包養的所謂民主人士們<text:span text:style-name="T3">,</text:span>我過去曾一度誤信<text:span text:style-name="T3">,</text:span>但現在說什麼我也不信了<text:span text:style-name="T3">.</text:span>本質上<text:span text:style-name="T3">,</text:span>他們其實只是隸屬於某方勢力的一種工作人員<text:span text:style-name="T3">,</text:span>只是支薪方式比較隱密或特別而已<text:span text:style-name="T3">.<text:line-break/><text:line-break/></text:span>很多第三世界反抗獨裁政權的所謂反對勢力<text:span text:style-name="T3">,</text:span>基本上也都是這樣一種性質<text:span text:style-name="T3">,</text:span>主要都是拿美國的錢<text:span text:style-name="T3">.</text:span>他們不是真的相信什麼價值或在乎什麼人權是非<text:span text:style-name="T3">,</text:span>相信權力倒是真的<text:span text:style-name="T3">.<text:line-break/><text:line-break/></text:span>陳真<text:span text:style-name="T3"><text:line-break/><text:line-break/>===========<text:line-break/></text:span>國務費案<text:span text:style-name="T3"><text:s/></text:span>王丹稱收扁<text:span text:style-name="T3">40</text:span>萬美金<text:span text:style-name="T3"><text:line-break/><text:line-break/></text:span>更新日期<text:span text:style-name="T3">:2011/04/16 04:11 </text:span>〔自由時報記者楊國文／台北報導〕<text:span text:style-name="T3"><text:line-break/><text:line-break/></text:span>高等法院昨審理前總統陳水扁國務費案，首度傳喚中國民運人士王丹、前外交部長黃志芳出庭，以秘密庭審理。據悉，王丹證稱，曾收到陳前總統資助四十萬美金，但不確定名目是否來自國務機要費。<text:span text:style-name="T3"><text:line-break/><text:line-break/></text:span>由於陳前總統一再堅稱，曾將國務機要費用於資助中國民運人士王丹及機密外交用途，否認貪污，高等法院更一審合議庭昨傳喚王丹、黃志芳，釐清國務費的流向和用途。<text:span text:style-name="T3"><text:line-break/><text:line-break/></text:span>據指出，因王丹認為中國政府至今仍對他進行全面性打壓，也對行程一旦曝光時，憂心恐有安全顧慮，高院更一審合議庭特別禮遇他，指示法警安排王丹從特別通道進入法庭，整個庭訊進行近兩個小時。<text:span text:style-name="T3"><text:line-break/><text:line-break/></text:span>據了解，黃志芳庭訊證稱，扁曾以國務費中的機密費資助王丹，王丹則坦承兩度收到扁透過當時外交部長黃志芳的資助款項，每次廿萬美金共四十萬美金，但他不確定款項是否來自扁的國務費及過程等細節。</text:p>
      <text:p text:style-name="P1"><text:span text:style-name="T1">鄭啟承</text:span><text:s/>  |  2011.04.16 09:01   |   <text:a xlink:type="simple" xlink:href="http://palinfo.habago.org/Entry?Command=Information_PrintForum&amp;iPage=572#FORUM23040"><text:span text:style-name="T2">#</text:span></text:a></text:p>
      <text:p text:style-name="P3">哎唷對不起各位參賽者<text:span text:style-name="T3"><text:s/>(</text:span>想到參賽者就想到恆春兮，請各位儘量不要用台語念這三個字喔，不然會變成摻賽吃，便便牛只能玩不能吃的<text:span text:style-name="T3">)</text:span>，我沒有要角逐便便牛翻譯文學獎啊，我已經有便便牛了。可能就是因為我先爽到了，所以翻起來感覺比較爽吧。<text:span text:style-name="T3"><text:line-break/><text:line-break/></text:span>為了表示身為便便牛發現人的己爽爽人精神，這樣吧，那一百隻便便牛就由我來提供給哈巴狗企業，看是要送給各位哈巴狗同志或送給大朋友小朋友都可以，說不定哈巴狗透過便便牛竟讓世人感受到一心求樂的重要，世界因此變和平也說不定。<text:span text:style-name="T3"><text:line-break/><text:line-break/></text:span>這兩天我就下訂一百隻寄給董事長好了，嗯，這個維護世界和平的任務就交給你了<text:span text:style-name="T3">! (</text:span>電影「功夫』語<text:span text:style-name="T3">)</text:span></text:p>
      <text:p text:style-name="P1"><text:span text:style-name="T1">涂育誠</text:span><text:s/>  |  2011.04.16 03:09   |   <text:a xlink:type="simple" xlink:href="http://palinfo.habago.org/Entry?Command=Information_PrintForum&amp;iPage=572#FORUM23032"><text:span text:style-name="T2">#</text:span></text:a></text:p>
      <text:p text:style-name="P2">我不敢角逐文學獎，但我想要便便牛，而且我絕不能夠只靠想像我有便便牛而得到滿足ＸＤ</text:p>
      <text:p text:style-name="P1"><text:span text:style-name="T1">陳真</text:span><text:s/>  |  2011.04.16 02:33   |   <text:a xlink:type="simple" xlink:href="http://palinfo.habago.org/Entry?Command=Information_PrintForum&amp;iPage=572#FORUM23031"><text:span text:style-name="T2">#</text:span></text:a></text:p>
      <text:p text:style-name="P3">育誠也來角逐便便牛文學獎啦<text:span text:style-name="T3">?<text:line-break/><text:line-break/></text:span>我倒是不認為這詩的<text:span text:style-name="T3">pleasure</text:span>指的是心靈的滿足<text:span text:style-name="T3">,</text:span>我是說<text:span text:style-name="T3">,</text:span>快樂是不需要分類或分高下的<text:span text:style-name="T3">. </text:span>比方說當我拿著便便牛把玩<text:span text:style-name="T3">,</text:span>我其實也搞不清楚這是心靈的滿足或是肉體的愉悅<text:span text:style-name="T3">,</text:span>兩者多多少少總是統合在一起的<text:span text:style-name="T3">.<text:line-break/><text:line-break/></text:span>如果那只是一種所謂心靈的愉悅滿足<text:span text:style-name="T3">,</text:span>那我根本不需要把便便牛拿到手上擠大便<text:span text:style-name="T3">,</text:span>我就憑著心靈進行抽象想像便行<text:span text:style-name="T3">,</text:span>但我懷疑這樣的一種幻想能跟實質接觸畫等號<text:span text:style-name="T3">.<text:line-break/><text:line-break/></text:span>當然啦<text:span text:style-name="T3">,</text:span>這沒有對錯可言<text:span text:style-name="T3">,this is simply what I think.</text:span></text:p>
      <text:p text:style-name="P1"><text:span text:style-name="T1">陳真</text:span><text:s/>  |  2011.04.16 02:09   |   <text:a xlink:type="simple" xlink:href="http://palinfo.habago.org/Entry?Command=Information_PrintForum&amp;iPage=572#FORUM23030"><text:span text:style-name="T2">#</text:span></text:a></text:p>
      <text:p text:style-name="P2">緊張刺激競爭激烈的第一屆<text:span text:style-name="T3"><text:s/>"</text:span>便便牛翻譯文學獎<text:span text:style-name="T3">" </text:span>終於揭曉<text:span text:style-name="T3">!!</text:span>由鄭啟承獲得<text:span text:style-name="T3">!!</text:span>得獎作品是一心求樂<text:span text:style-name="T3">~~</text:span>但是<text:span text:style-name="T3">,</text:span>因為便便牛是啟承給我的<text:span text:style-name="T3">,</text:span>所以不另頒獎而改以公開表揚<text:span text:style-name="T3">. <text:line-break/><text:line-break/></text:span>本來想改寫成一心求歡或一心尋歡<text:span text:style-name="T3">,</text:span>但怕各位聯想到求歡不成或尋花問什麼這類成語<text:span text:style-name="T3">,</text:span>所以仍維持一心求樂<text:span text:style-name="T3">.<text:line-break/><text:line-break/></text:span>近二十年前的秋天<text:span text:style-name="T3">,</text:span>我去桃園參加專科醫師考試<text:span text:style-name="T3">,</text:span>考完筆試自認為應該滿分才對<text:span text:style-name="T3">,</text:span>相當滿意<text:span text:style-name="T3">.</text:span>回家途中<text:span text:style-name="T3">,</text:span>在桃園火車站的一個垃圾山旁邊<text:span text:style-name="T3">,</text:span>看到一個髒兮兮的布偶真是超可愛<text:span text:style-name="T3">,</text:span>是隻烏龜媽媽揹著一隻小烏龜<text:span text:style-name="T3">.<text:line-break/><text:line-break/></text:span>我撿了起來佔為己有<text:span text:style-name="T3">,</text:span>沒有送到警察局<text:span text:style-name="T3">.</text:span>而且看到布偶上面還留個標籤<text:span text:style-name="T3">,</text:span>上頭有廠商電話<text:span text:style-name="T3">. </text:span>所以就打電話過去<text:span text:style-name="T3">,</text:span>訂購了三千元共一百多隻<text:span text:style-name="T3">,</text:span>一隻平均<text:span text:style-name="T3">26</text:span>元<text:span text:style-name="T3">.<text:line-break/><text:line-break/></text:span>我把那一百多隻烏龜母子放在診間<text:span text:style-name="T3">,</text:span>只要有小孩隨父母來看病或被帶來看病的<text:span text:style-name="T3">,</text:span>我就問他們想不想要帶一隻回家照顧啊<text:span text:style-name="T3">. </text:span>不到半年<text:span text:style-name="T3">,</text:span>那一百多隻烏龜就發完了<text:span text:style-name="T3">,</text:span>其間名聲遠播<text:span text:style-name="T3">,</text:span>這事在各地小朋友圈子中傳揚開來<text:span text:style-name="T3">,</text:span>有幾次竟然有陌生小朋友由媽媽陪同跑來我辦公室敲門<text:span text:style-name="T3">,</text:span>問說能不能也給他一隻烏龜<text:span text:style-name="T3">.<text:line-break/><text:line-break/></text:span>二十年過去<text:span text:style-name="T3">,"</text:span>小孩<text:span text:style-name="T3">" </text:span>不見了<text:span text:style-name="T3">,</text:span>一個比一個早熟<text:span text:style-name="T3">,</text:span>很多只是身子小<text:span text:style-name="T3">,</text:span>心卻如大人一般世故<text:span text:style-name="T3">. </text:span>我們小時候<text:span text:style-name="T3">,</text:span>身邊永遠就那幾本故事書<text:span text:style-name="T3">,</text:span>一本書總是一看再看翻到爛<text:span text:style-name="T3">,</text:span>擁有一個小玩具就像擁有一座莊園城堡那樣隆重<text:span text:style-name="T3">,</text:span>連日曆都能拿來比賽看誰猜星期幾猜得準<text:span text:style-name="T3">,</text:span>電話簿裏各種人名的評比也是重要樂趣來源<text:span text:style-name="T3">. </text:span>但現在特別是都市裏的小孩<text:span text:style-name="T3">,</text:span>大概很多東西都看不上了眼吧我覺得<text:span text:style-name="T3">. <text:line-break/><text:line-break/></text:span>許多時候<text:span text:style-name="T3">,</text:span>我社交恐懼到連小孩都怕<text:span text:style-name="T3">,</text:span>連看到小孩都覺得很像小時候看到老師那種心情<text:span text:style-name="T3">,</text:span>自慚形穢很緊張<text:span text:style-name="T3">. </text:span>他們樂趣太多玩意太多訊息太多了<text:span text:style-name="T3">,</text:span>多到不知道還感不感受得到快樂這回事<text:span text:style-name="T3">?<text:line-break/><text:line-break/></text:span>這年頭要我買一百隻便便牛放在診間送小孩<text:span text:style-name="T3">,</text:span>我還真的拿不出來<text:span text:style-name="T3">,</text:span>人家聲光享受之極致都不知道跑到幾光年外了<text:span text:style-name="T3">,</text:span>還什麼便便牛<text:span text:style-name="T3">~</text:span></text:p>
      <text:p text:style-name="P1"><text:span text:style-name="T1">涂育誠</text:span><text:s/>  |  2011.04.15 21:18   |   <text:a xlink:type="simple" xlink:href="http://palinfo.habago.org/Entry?Command=Information_PrintForum&amp;iPage=572#FORUM23027"><text:span text:style-name="T2">#</text:span></text:a></text:p>
      <text:p text:style-name="P3"><text:span text:style-name="T3">The heart asks pleasure first<text:line-break/>And then, excuse from pain;<text:line-break/>And then, those little anodynes</text:span>；<text:span text:style-name="T3"><text:line-break/>That deaden suffering; <text:line-break/>And then, to go to sleep;<text:line-break/>And then, if it should be <text:line-break/>The will of its Inquisitor, <text:line-break/>The liberty to die.<text:line-break/><text:line-break/></text:span>我的中文水平有限，無法翻譯這首詩，只能試著說看看我的感覺。這首詩讀起來很輕鬆，但一字一句複念時，卻給我一種無所逃於天地的深沉悲傷感。我認為詩意是這樣的：我們的心呀！（在人生）一開始是很容易滿足的。小時候一顆糖果，父母的一個擁抱，鄰家女孩的一個眼神，都可以使自己覺得無比幸福，無比滿足。<text:span text:style-name="T3">pleasure</text:span>可以翻成快樂、歡樂、愉悅、輕鬆，但我覺得此字在這首詩中所代表的意思是：（心靈上的）滿足。<text:span text:style-name="T3"><text:line-break/><text:line-break/></text:span>但隨著歲月流逝，心智增長，在越加認識（非理解）這個世界時，越會覺得心靈越來越難以滿足。蕭伯納說得好「人生悲劇有二：想要的，得不到；想要的，得到了。」但年少輕狂的我，仍然覺得，我可以獲得真正的幸福，真正的滿足，我不要痛苦如影隨形的跟著我的心。<text:span text:style-name="T3"><text:line-break/><text:line-break/></text:span>但我慢慢了解，我是不可能快樂的了，於是我只能追求平靜，也就是沒有痛苦。所以我尋找一些方法，來遏止、消除我心中的痛苦，雖然我知道沒有痛苦並不等於擁有快樂，而現在我只要求一個小小心願，讓我能夠好好睡個覺就夠了。<text:span text:style-name="T3"><text:line-break/><text:line-break/></text:span>第七行的<text:span text:style-name="T3">Inquisitor</text:span>（對我來說）是全詩的關鍵，當這個字從我嘴巴裡唸出來時，我的心就想哭了。<text:span text:style-name="T3">Inquisitor</text:span>讓我直接聯想到，杜斯妥也夫斯基的《卡拉馬助夫兄弟》中，伊凡所說的故事中的大審判官。我努力的掙脫<text:span text:style-name="T3">GOD</text:span>所施加予人的枷鎖，我的快樂是祂給的，我的痛苦也是祂給的，就像伊凡所說的：「我不接受上帝的這個世界，雖然我知道它是存在的，我完全不接受它。並不是說我不接受上帝，你必須明白，而是祂所創造的這個世界，我不要也不接受。」<text:span text:style-name="T3"><text:line-break/><text:line-break/></text:span>但最後我終究明白，我沒辦法逃了。於是我只能虛弱的面對<text:span text:style-name="T3">GOD</text:span>，向祂低喃：「讓我死吧！」這樣我能夠想到的最後一個，怯除痛苦，獲得（心靈上的）自由的方法。至於有沒有效，死後有沒有天堂或地獄，呵，誰還管這麼多呢？<text:span text:style-name="T3"><text:line-break/><text:line-break/></text:span>以上是我對這首詩的感覺，許多地方參雜了個人的聯想，我對<text:span text:style-name="T3">Dickinson</text:span>不熟悉，有些情境也許是我聯想過度。</text:p>
      <text:p text:style-name="P4"/>
      <text:p text:style-name="P1"><text:span text:style-name="T1">陳真</text:span><text:s/>  |  2011.04.15 17:01   |   <text:a xlink:type="simple" xlink:href="http://palinfo.habago.org/Entry?Command=Information_PrintForum&amp;iPage=573#FORUM23020"><text:span text:style-name="T2">#</text:span></text:a></text:p>
      <text:p text:style-name="P3"><text:span text:style-name="T3">(</text:span>續<text:span text:style-name="T3">)<text:line-break/><text:line-break/></text:span>我想<text:span text:style-name="T3">,Augustine</text:span>應該也沒有說過<text:span text:style-name="T3"><text:s/>"</text:span>存在本身就是一種善<text:span text:style-name="T3">" </text:span>這句話<text:span text:style-name="T3">,</text:span>這話只是一連串複雜論證的濃縮<text:span text:style-name="T3">;</text:span>跟原意或許差不多<text:span text:style-name="T3">,</text:span>但他畢竟不是講出這樣一句很容易被誤解的話<text:span text:style-name="T3">.<text:line-break/><text:line-break/></text:span>就如維根斯坦的<text:span text:style-name="T3">Tractatus,</text:span>講了一大堆一般人有看沒有懂的邏輯之後<text:span text:style-name="T3">,</text:span>卻冒出一句<text:span text:style-name="T3"><text:s/>"Logic can take care of itself."(</text:span>邏輯會照顧它自己<text:span text:style-name="T3">)</text:span>以及<text:span text:style-name="T3">"Leave the world as it is." (</text:span>任世界如其所是<text:span text:style-name="T3">)<text:line-break/><text:line-break/></text:span>可是<text:span text:style-name="T3">,</text:span>為什麼要任世界如其所是而不要企圖去改變它呢<text:span text:style-name="T3">? </text:span>因為世界有個邏輯架構<text:span text:style-name="T3">,</text:span>而邏輯是永恆的<text:span text:style-name="T3">,</text:span>永遠改變不了的<text:span text:style-name="T3">.</text:span>你就算再怎麼努力要改變邏輯改變世界<text:span text:style-name="T3">,</text:span>也將註定是一場徒勞<text:span text:style-name="T3">.</text:span>正如一永遠等於一<text:span text:style-name="T3">,A=A,</text:span>你能讓等號失效嗎<text:span text:style-name="T3">?<text:line-break/><text:line-break/></text:span>邏輯是上天賜與的<text:span text:style-name="T3">(given),</text:span>依邏輯而生之世界也一樣<text:span text:style-name="T3">,</text:span>你只能接受它而無法改變它分毫<text:span text:style-name="T3">.<text:line-break/><text:line-break/></text:span>這意思是說<text:span text:style-name="T3">: </text:span>你或許可以改變世界裏頭的某些事實<text:span text:style-name="T3">,</text:span>比方說我可以決定現在馬上停止呼吸三秒鐘<text:span text:style-name="T3">,</text:span>我可以決定等一下出門去吃碗粿而不是買麵包<text:span text:style-name="T3">. </text:span>但不管你改變了多少事實<text:span text:style-name="T3">,</text:span>價值的問題卻永恆不變<text:span text:style-name="T3">,</text:span>因為價值根本不存在任何事實裏頭<text:span text:style-name="T3">. <text:line-break/><text:line-break/></text:span>一件好事之所以是好事並非因為這事裏頭存在著一種<text:span text:style-name="T3"><text:s/>"</text:span>好<text:span text:style-name="T3">" </text:span>的成份<text:span text:style-name="T3">. </text:span>我永遠都有可能充滿邪惡地做出任何一件世俗所謂的好事<text:span text:style-name="T3">,</text:span>同樣地<text:span text:style-name="T3">,</text:span>我也可以做出所有世俗所謂壞事卻依然能成就一種<text:span text:style-name="T3"><text:s/>"</text:span>善<text:span text:style-name="T3">". </text:span>善惡並不存在任何事實裏頭<text:span text:style-name="T3">.<text:line-break/><text:line-break/></text:span>不管你同不同意維根斯坦的看法<text:span text:style-name="T3">,</text:span>他的所謂<text:span text:style-name="T3">Leave the world as it is</text:span>就只是這樣一個意思<text:span text:style-name="T3">,</text:span>而不應被誤會或扭曲成其它任何庸俗的意義<text:span text:style-name="T3">,</text:span>不要以為他是在叫我們什麼事都不用做或不該做<text:span text:style-name="T3">. </text:span>你愛做就做<text:span text:style-name="T3">,</text:span>不愛做就別做<text:span text:style-name="T3">,</text:span>他畢竟不是在講那樣一些無聊的教條<text:span text:style-name="T3">. </text:span>他只是在說<text:span text:style-name="T3">,</text:span>如果有人以為他可以改變世界的善惡基本架構<text:span text:style-name="T3">,</text:span>那就好像有人以為他可以改變邏輯一樣可笑與荒唐<text:span text:style-name="T3">. <text:line-break/><text:line-break/></text:span>如果你認同維根斯坦或奧古斯丁那樣一些有關善惡的想法<text:span text:style-name="T3">,</text:span>那你大概不會喜歡什麼智慧大師或道德大師的什麼智慧或什麼偉大道德表現<text:span text:style-name="T3">,</text:span>因為那恰恰是對神明最大的褻瀆<text:span text:style-name="T3">.</text:span>難怪我對這類人物經常感到很反胃<text:span text:style-name="T3">.</text:span></text:p>
      <text:p text:style-name="P1"><text:span text:style-name="T1">陳真</text:span><text:s/>  |  2011.04.15 03:27   |   <text:a xlink:type="simple" xlink:href="http://palinfo.habago.org/Entry?Command=Information_PrintForum&amp;iPage=573#FORUM23010"><text:span text:style-name="T2">#</text:span></text:a></text:p>
      <text:p text:style-name="P2">樓下這位同學<text:span text:style-name="T3">,</text:span>謝謝你的分享<text:span text:style-name="T3">,</text:span>但你好像分享錯了<text:span text:style-name="T3">. </text:span>奧古斯都<text:span text:style-name="T3">(Augustus)</text:span>若是指的羅馬皇帝<text:span text:style-name="T3">,</text:span>應該不會講出<text:span text:style-name="T3"><text:s/>"</text:span>存在本身就是一種善<text:span text:style-name="T3">" </text:span>這樣的話<text:span text:style-name="T3">. <text:line-break/><text:line-break/></text:span>這話是奧古斯丁<text:span text:style-name="T3">(Augustine)</text:span>講的<text:span text:style-name="T3">,</text:span>而非奧古斯都<text:span text:style-name="T3">(Augustus).<text:line-break/><text:line-break/></text:span>至於這話的意思是說<text:span text:style-name="T3">: </text:span>上帝既然創造萬物<text:span text:style-name="T3">,</text:span>那麼一切存在<text:span text:style-name="T3">(being)</text:span>自然不可能是邪惡的<text:span text:style-name="T3">,</text:span>因為上帝既然是慈愛的<text:span text:style-name="T3">,</text:span>怎麼可能創造一種邪惡的東西自打嘴巴呢<text:span text:style-name="T3">? </text:span>因此<text:span text:style-name="T3">,Augustine</text:span>得出結論<text:span text:style-name="T3">:</text:span>邪惡並不存在<text:span text:style-name="T3">. <text:line-break/><text:line-break/></text:span>這意思是說<text:span text:style-name="T3">,</text:span>邪惡是一種非存在物<text:span text:style-name="T3">(non-being),</text:span>它依附於<text:span text:style-name="T3"><text:s/>"</text:span>存在<text:span text:style-name="T3">",</text:span>但存在卻不需要依附著它<text:span text:style-name="T3">.<text:line-break/><text:line-break/></text:span>或者換個方式說<text:span text:style-name="T3">,</text:span>邪惡是一種<text:span text:style-name="T3"><text:s/>"</text:span>缺乏<text:span text:style-name="T3">" </text:span>善<text:span text:style-name="T3">,</text:span>它是一種<text:span text:style-name="T3"><text:s/>"</text:span>缺乏<text:span text:style-name="T3">",</text:span>但<text:span text:style-name="T3"><text:s/>"</text:span>缺乏<text:span text:style-name="T3">" </text:span>當然不是一種存在<text:span text:style-name="T3">.</text:span>就好像我十幾年來總共欠別人五百萬<text:span text:style-name="T3">,</text:span>那我的財產就是<text:span text:style-name="T3"><text:s/>"</text:span>負五百萬<text:span text:style-name="T3">". </text:span>重點在於這個<text:span text:style-name="T3"><text:s/>"</text:span>負<text:span text:style-name="T3">" </text:span>字<text:span text:style-name="T3">. </text:span>我身上並不存在一種東西叫做<text:span text:style-name="T3"><text:s/>"</text:span>負五百萬<text:span text:style-name="T3">",</text:span>而是我缺少了五百萬<text:span text:style-name="T3">,</text:span>也就是說<text:span text:style-name="T3">, "</text:span>負五百萬<text:span text:style-name="T3">" </text:span>並不是一種存在<text:span text:style-name="T3">,</text:span>正如邪惡並不存在一般<text:span text:style-name="T3">,</text:span>那是一種<text:span text:style-name="T3"><text:s/>"</text:span>非存在<text:span text:style-name="T3">" (non-being)</text:span>的概念<text:span text:style-name="T3">. <text:line-break/><text:line-break/></text:span>所以<text:span text:style-name="T3">,</text:span>各位只會看到我的口袋空空如也<text:span text:style-name="T3">,</text:span>卻不可能在我的口袋裏找到一個東西叫做<text:span text:style-name="T3"><text:s/>"</text:span>負五百萬<text:span text:style-name="T3">".<text:line-break/><text:line-break/></text:span>邪惡不存在的意思也是這樣<text:span text:style-name="T3">,</text:span>而不是說所有人事物都是良善而美好<text:span text:style-name="T3">. </text:span>請大家千萬不要誤會<text:span text:style-name="T3">. </text:span>這些哲學家們<text:span text:style-name="T3">,</text:span>個個精明得很<text:span text:style-name="T3">,</text:span>不會像傻根<text:span text:style-name="T3">(</text:span>請見馮小剛的天下無賊<text:span text:style-name="T3">)</text:span>那樣單純<text:span text:style-name="T3">.<text:line-break/><text:line-break/></text:span>當然<text:span text:style-name="T3">,"</text:span>負五百萬<text:span text:style-name="T3">" </text:span>雖然不存在<text:span text:style-name="T3">,</text:span>但我欠下的這一屁股債終究還是要還<text:span text:style-name="T3">,</text:span>絕不會因為我相信<text:span text:style-name="T3"><text:s/>"</text:span>負五百萬<text:span text:style-name="T3">" </text:span>並不存在而不用還<text:span text:style-name="T3">,</text:span>因為那畢竟是兩回事<text:span text:style-name="T3">.<text:line-break/><text:line-break/></text:span>奧古斯丁這個神學概念在大約一千年後吧<text:span text:style-name="T3">,</text:span>有個重要的繼承人叫做<text:span text:style-name="T3">Anselm. "</text:span>存在本身就是一種善<text:span text:style-name="T3">" </text:span>這個想法也因為<text:span text:style-name="T3">Anselm </text:span>而進一步發揚光大<text:span text:style-name="T3">,</text:span>成為一種重要的哲學或神學概念<text:span text:style-name="T3">.<text:line-break/><text:line-break/></text:span>不好意思<text:span text:style-name="T3">,</text:span>給大家上點課<text:span text:style-name="T3">. </text:span>哲學就是這樣<text:span text:style-name="T3">,</text:span>說穿了就很難看<text:span text:style-name="T3">,</text:span>維持一點朦朧和誤解搞不好還更加如詩如畫<text:span text:style-name="T3">. </text:span>一旦拆解分析<text:span text:style-name="T3">,</text:span>搞得纖毫畢露神經兮兮<text:span text:style-name="T3">,</text:span>有時真的很難看<text:span text:style-name="T3">.</text:span>難怪濟慈要感嘆<text:span text:style-name="T3">: </text:span>哲學使天使折翼<text:span text:style-name="T3">.<text:line-break/><text:line-break/></text:span>至於這位奧古斯丁<text:span text:style-name="T3">,</text:span>屬天主教<text:span text:style-name="T3">,</text:span>被封為聖徒<text:span text:style-name="T3">,</text:span>所以名字前面常加個聖字<text:span text:style-name="T3">,</text:span>生於距今大約一千六百多年前<text:span text:style-name="T3">. </text:span>維根斯坦的<text:span text:style-name="T3">Philosophical Investigations</text:span>的第一頁第一段就是引用他在<text:span text:style-name="T3"><text:s/>"</text:span>懺悔錄<text:span text:style-name="T3">" </text:span>中的一段話<text:span text:style-name="T3">. <text:line-break/><text:line-break/></text:span>這段話其實沒什麼特別<text:span text:style-name="T3">,</text:span>根本不需要引用<text:span text:style-name="T3">. </text:span>維根斯坦說<text:span text:style-name="T3">,</text:span>他之所以引用奧古斯丁的話做為全書的開頭<text:span text:style-name="T3">,</text:span>無非只是因為相信他是個好人<text:span text:style-name="T3">,</text:span>一個好人既然講了話<text:span text:style-name="T3">,</text:span>一定有其重要性<text:span text:style-name="T3">;</text:span>在維根斯坦看來<text:span text:style-name="T3">,</text:span>凡是好人講的話都很值得聆聽就是了<text:span text:style-name="T3">. </text:span>維根斯坦說<text:span text:style-name="T3">,</text:span>這就是為什麼他引用奧古斯丁的話的原因<text:span text:style-name="T3">. </text:span>但他引用歸引用<text:span text:style-name="T3">,</text:span>事實上維根斯坦並不同意奧古斯丁那段話的說法<text:span text:style-name="T3">.<text:line-break/><text:line-break/></text:span>奧古斯丁在<text:span text:style-name="T3"><text:s/>"</text:span>懺悔錄<text:span text:style-name="T3">" </text:span>中那段話很長<text:span text:style-name="T3">,</text:span>我懶得抄下<text:span text:style-name="T3">,</text:span>簡單說就是<text:span text:style-name="T3">: </text:span>當我們帶著某種表情或動作<text:span text:style-name="T3">,</text:span>說出某個話語<text:span text:style-name="T3">,</text:span>然後眼睛盯著某個東西看<text:span text:style-name="T3">,</text:span>朝它走去或手指著那東西時<text:span text:style-name="T3">,</text:span>我們從中學習到語言的用法<text:span text:style-name="T3">.<text:line-break/><text:line-break/></text:span>比方說<text:span text:style-name="T3">,</text:span>把拔看到某個辣妹穿著暴露走在前面<text:span text:style-name="T3">,</text:span>把拔眼睛盯著看<text:span text:style-name="T3">,</text:span>行注目禮<text:span text:style-name="T3">,</text:span>並且嘴裏唸著歐<text:span text:style-name="T3">~</text:span>賣尬<text:span text:style-name="T3">. </text:span>類似的狀況發生幾次之後<text:span text:style-name="T3">,</text:span>小孩子就慢慢學會了歐<text:span text:style-name="T3">~</text:span>賣尬的用法<text:span text:style-name="T3">.<text:line-break/><text:line-break/></text:span>至於維根斯坦為何質疑這樣一種語言本質的圖像<text:span text:style-name="T3">,</text:span>大概就很難用通俗語言跟各位講解了<text:span text:style-name="T3">.</text:span></text:p>
      <text:p text:style-name="P1"><text:span text:style-name="T1">懷軒</text:span><text:s/>  |  2011.04.15 02:41   |   <text:a xlink:type="simple" xlink:href="http://palinfo.habago.org/Entry?Command=Information_PrintForum&amp;iPage=573#FORUM23007"><text:span text:style-name="T2">#</text:span></text:a></text:p>
      <text:p text:style-name="P3">智巽的第二段翻得真好<text:span text:style-name="T3">...</text:span>給你拍拍手。我說真的！</text:p>
      <text:p text:style-name="P1"><text:span text:style-name="T1">懷軒</text:span><text:s/>  |  2011.04.15 02:39   |   <text:a xlink:type="simple" xlink:href="http://palinfo.habago.org/Entry?Command=Information_PrintForum&amp;iPage=573#FORUM23006"><text:span text:style-name="T2">#</text:span></text:a></text:p>
      <text:p text:style-name="P2">我也是先想到鋼琴師和她的情人裡的配樂說<text:span text:style-name="T3">...</text:span>最喜歡這首還有<text:span text:style-name="T3">Big My Secret...</text:span>呵。<text:span text:style-name="T3"><text:line-break/><text:line-break/></text:span>一心求爽<text:span text:style-name="T3"><text:line-break/></text:span>然後不痛<text:span text:style-name="T3"><text:line-break/></text:span>或者來點止痛劑抹除痛苦<text:span text:style-name="T3"><text:line-break/></text:span>再來睡個好覺<text:span text:style-name="T3"><text:line-break/></text:span>而一切若應如此<text:span text:style-name="T3"><text:line-break/></text:span>就依苛求者的意志<text:span text:style-name="T3"><text:line-break/></text:span>給我解脫的自由</text:p>
      <text:p text:style-name="P1"><text:span text:style-name="T1">智巽</text:span><text:s/>  |  2011.04.15 00:12   |   <text:a xlink:type="simple" xlink:href="http://palinfo.habago.org/Entry?Command=Information_PrintForum&amp;iPage=573#FORUM22999"><text:span text:style-name="T2">#</text:span></text:a></text:p>
      <text:p text:style-name="P3"><text:span text:style-name="T3"><text:line-break/></text:span>總得先找點樂子<text:span text:style-name="T3">...<text:line-break/></text:span>然後請求赦免這痛苦<text:span text:style-name="T3"><text:line-break/></text:span>再來<text:span text:style-name="T3"><text:s/></text:span>要些止痛劑舒緩舒緩這些難忍的苦楚<text:span text:style-name="T3"><text:line-break/></text:span>然後可以好好睡一覺<text:span text:style-name="T3"><text:line-break/></text:span>如果這樣都還沒辦法<text:span text:style-name="T3"><text:line-break/></text:span>就照審判者的意思<text:span text:style-name="T3"><text:s/></text:span>給我解脫吧<text:span text:style-name="T3">!<text:line-break/><text:line-break/><text:line-break/></text:span>先爽一下再說<text:span text:style-name="T3">..<text:line-break/></text:span>拜託ㄝ<text:span text:style-name="T3"><text:s/></text:span>不要再這麼痛了<text:span text:style-name="T3"><text:line-break/></text:span>再給我幾粒葯仔來鬆一下<text:span text:style-name="T3"><text:line-break/></text:span>就這樣睏去就好了<text:span text:style-name="T3">..<text:line-break/></text:span>如果真正要我的命<text:span text:style-name="T3"><text:s/></text:span>就讓我解脫吧<text:span text:style-name="T3">!</text:span></text:p>
      <text:p text:style-name="P1">ching   |  2011.04.14 20:02   |   <text:a xlink:type="simple" xlink:href="http://palinfo.habago.org/Entry?Command=Information_PrintForum&amp;iPage=573#FORUM22988"><text:span text:style-name="T2">#</text:span></text:a></text:p>
      <text:p text:style-name="P2">奧古斯都<text:span text:style-name="T3">:</text:span>存在本身就是一種善<text:span text:style-name="T3">.<text:line-break/></text:span>流行雜誌<text:span text:style-name="T3">,</text:span>隨意翻看<text:span text:style-name="T3">,</text:span>無意中看到這一句話<text:span text:style-name="T3">,</text:span>真是驚為天人<text:span text:style-name="T3">,</text:span>一看作者是誰<text:span text:style-name="T3">,</text:span>奧古斯都<text:span text:style-name="T3">,</text:span>只能默然<text:span text:style-name="T3">.</text:span>實在是非常喜愛這一句話<text:span text:style-name="T3">.</text:span>為它動筆留下小抄<text:span text:style-name="T3">,</text:span>與此版朋友分享<text:span text:style-name="T3">.</text:span></text:p>
      <text:p text:style-name="P1"><text:span text:style-name="T1">陳真</text:span><text:s/>  |  2011.04.14 16:48   |   <text:a xlink:type="simple" xlink:href="http://palinfo.habago.org/Entry?Command=Information_PrintForum&amp;iPage=573#FORUM22983"><text:span text:style-name="T2">#</text:span></text:a></text:p>
      <text:p text:style-name="P3">多謝各位同學的踴躍發言<text:span text:style-name="T3">,</text:span>目前打算視上下文做不同的翻譯<text:span text:style-name="T3">,</text:span>有時享樂有時尋歡有時唯爽是問有時求個痛快<text:span text:style-name="T3">. <text:line-break/><text:line-break/></text:span>我常感覺<text:span text:style-name="T3">,</text:span>人生在世<text:span text:style-name="T3">,</text:span>生死餘事<text:span text:style-name="T3">,</text:span>無非求個痛快<text:span text:style-name="T3">.</text:span>金聖嘆被砍頭時<text:span text:style-name="T3">,</text:span>不但不嘆<text:span text:style-name="T3">,</text:span>反而遞給劊子手一個紅包<text:span text:style-name="T3">,</text:span>請他下手俐落些<text:span text:style-name="T3">,</text:span>果然喀嚓一聲人頭落地<text:span text:style-name="T3">. </text:span>劊子手打開紅包一看<text:span text:style-name="T3">,</text:span>裏頭只有一張紙條<text:span text:style-name="T3">,</text:span>寫著<text:span text:style-name="T3">: </text:span>痛快<text:span text:style-name="T3">!<text:line-break/><text:line-break/></text:span>小津安二郎為表彰個人豁達<text:span text:style-name="T3">,</text:span>在自己墓碑上刻了個<text:span text:style-name="T3"><text:s/>"</text:span>無<text:span text:style-name="T3">" </text:span>字<text:span text:style-name="T3">,</text:span>此舉似乎感動了文溫德斯<text:span text:style-name="T3">. </text:span>但我倒覺得若真是<text:span text:style-name="T3"><text:s/>"</text:span>無<text:span text:style-name="T3">",</text:span>乾脆什麼字也甭寫<text:span text:style-name="T3">,</text:span>甚至連墓碑亦可免<text:span text:style-name="T3">,</text:span>骨灰燒一燒沖到馬桶裏就好了<text:span text:style-name="T3">,</text:span>要不就寫個<text:span text:style-name="T3"><text:s/>"</text:span>爽<text:span text:style-name="T3">" </text:span>字或<text:span text:style-name="T3"><text:s/>"</text:span>幹<text:span text:style-name="T3">" </text:span>字或<text:span text:style-name="T3"><text:s/>"</text:span>媽咧個逼<text:span text:style-name="T3">",</text:span>似乎還更豁達些<text:span text:style-name="T3">.<text:line-break/><text:line-break/>Michael Nyman</text:span>我見過<text:span text:style-name="T3">,</text:span>他來英國演奏<text:span text:style-name="T3">"</text:span>鋼琴師和她的情人<text:span text:style-name="T3">" </text:span>這主題曲時<text:span text:style-name="T3">,</text:span>我亦在場聆聽<text:span text:style-name="T3">,</text:span>感動甚深<text:span text:style-name="T3">. </text:span>會後不少人找他簽名<text:span text:style-name="T3">,</text:span>但我當場決定不給他簽<text:span text:style-name="T3">,</text:span>因為看他為人龜龜鳥鳥的<text:span text:style-name="T3">,</text:span>對聽眾似乎有點傲慢<text:span text:style-name="T3">,</text:span>犯不著把自己矮一截去請他簽名<text:span text:style-name="T3">.<text:line-break/><text:line-break/></text:span>大多數人看珍康萍的<text:span text:style-name="T3"><text:s/>"</text:span>鋼琴師和她的情人<text:span text:style-name="T3">" </text:span>應該不會睡著才對<text:span text:style-name="T3">,</text:span>但若看其新作<text:span text:style-name="T3"><text:s/>"bright star"(</text:span>璀璨情詩<text:span text:style-name="T3">),</text:span>恐怕會嫌悶<text:span text:style-name="T3">.</text:span>但比較起來<text:span text:style-name="T3">,</text:span>我卻更喜歡後者<text:span text:style-name="T3">.</text:span>沒什麼高潮起伏<text:span text:style-name="T3">,</text:span>但百看不厭<text:span text:style-name="T3">.<text:line-break/><text:line-break/></text:span>我超喜歡濟慈<text:span text:style-name="T3">,</text:span>剛去英國時<text:span text:style-name="T3">,</text:span>我寫的第一篇哲學作業<text:span text:style-name="T3">,</text:span>在文章開頭引用了兩句話<text:span text:style-name="T3">,</text:span>一句是濟慈說的<text:span text:style-name="T3">: "</text:span>哲學使天使折翼<text:span text:style-name="T3">",</text:span>一句是莎士比亞的<text:span text:style-name="T3"><text:s/>"</text:span>世上有很多東西不是你的哲學所能想像<text:span text:style-name="T3">".<text:line-break/><text:line-break/></text:span>撇開電影不談<text:span text:style-name="T3">,</text:span>我常覺得<text:span text:style-name="T3">,</text:span>我們這一代人推崇得有點像是一種時尚的文人烈士們<text:span text:style-name="T3">,</text:span>其實他們在世時所曾擁有的日子並不如此璀璨如此時髦<text:span text:style-name="T3">,</text:span>反倒充滿孤獨貧病充滿誤解糟蹋與痛苦<text:span text:style-name="T3">. <text:line-break/><text:line-break/></text:span>即便是一出場就滿身耀眼才華的維根斯坦<text:span text:style-name="T3">,</text:span>他生前唯一出版的一本著作<text:span text:style-name="T3">Tractatus,</text:span>送給出版社審閱時<text:span text:style-name="T3">,</text:span>所有出版社全部打回票<text:span text:style-name="T3">,</text:span>其母校所屬的劍橋出版社更加上一句評語說<text:span text:style-name="T3">: "</text:span>該書無絲毫學術價值<text:span text:style-name="T3">". </text:span>後來是當時舉世聞名的超級巨星羅素以其名聲做擔保並且應出版社要求給該書寫序<text:span text:style-name="T3">,</text:span>才終於獲得另一家出版社的同意出版<text:span text:style-name="T3">(</text:span>劍橋依然拒絕出版<text:span text:style-name="T3">).<text:line-break/><text:line-break/></text:span>至於沈從文就更好笑了<text:span text:style-name="T3">.</text:span>他脫離部隊後<text:span text:style-name="T3">,</text:span>打算完全靠寫稿維生<text:span text:style-name="T3">,</text:span>於是日也寫夜也寫<text:span text:style-name="T3">,</text:span>不斷投稿卻不斷退稿<text:span text:style-name="T3">. </text:span>他投給一家小雜誌社<text:span text:style-name="T3">,</text:span>該社向來稿源很少<text:span text:style-name="T3">,</text:span>根本沒什麼人想投稿給他們<text:span text:style-name="T3">,</text:span>但這雜誌社還是很有骨氣<text:span text:style-name="T3">,</text:span>寧缺勿濫<text:span text:style-name="T3">. <text:line-break/><text:line-break/></text:span>有一次開編輯會議<text:span text:style-name="T3">,</text:span>主編問大家說這個月有誰來投稿啊<text:span text:style-name="T3">?</text:span>雜誌社小妹說<text:span text:style-name="T3">: </text:span>有啊<text:span text:style-name="T3">,</text:span>就是那個怪人啊<text:span text:style-name="T3">. </text:span>邊說邊把沈從文的幾十篇稿子全部攤開在桌上<text:span text:style-name="T3">,</text:span>綿延好長一大串<text:span text:style-name="T3">,</text:span>引起哄堂大笑<text:span text:style-name="T3">.<text:line-break/><text:line-break/></text:span>據說和惠特曼齊名的<text:span text:style-name="T3">Emily Dickinson</text:span>一生寫了幾千首詩<text:span text:style-name="T3">,</text:span>但生前也只出版了十首<text:span text:style-name="T3">,</text:span>將近一個世紀後<text:span text:style-name="T3">,</text:span>世人才注意到她的存在<text:span text:style-name="T3">. Dickinson </text:span>個性超孤僻<text:span text:style-name="T3">,</text:span>是個隱士<text:span text:style-name="T3">,</text:span>寫了詩都不發表<text:span text:style-name="T3">,</text:span>自然無人知其才華<text:span text:style-name="T3">. </text:span>但濟慈卻非如此<text:span text:style-name="T3">. </text:span>可是<text:span text:style-name="T3">,</text:span>就如電影所說<text:span text:style-name="T3">,</text:span>當年評論者甚至公開嘲諷說恐怕很難有人能寫詩爛到這種地步<text:span text:style-name="T3">,</text:span>爛到能跟濟慈有著一樣的能力<text:span text:style-name="T3">,</text:span>竟然可以把美麗的聯想褻瀆糟蹋若此<text:span text:style-name="T3">.<text:line-break/><text:line-break/></text:span>世人的推崇因此多少是一種虛假<text:span text:style-name="T3">,</text:span>馬文才唐伯虎事實上根本分不清<text:span text:style-name="T3">,</text:span>絕大多數人只是認地位認市場認學經歷認鎂光燈之所在而毫無鑑賞能力<text:span text:style-name="T3">. <text:line-break/><text:line-break/></text:span>當主角還在世時<text:span text:style-name="T3">,</text:span>我們根本無視於其存在<text:span text:style-name="T3">,</text:span>或甚至污名加身<text:span text:style-name="T3">,</text:span>打扮成笑柄<text:span text:style-name="T3">. </text:span>唯有當一切來自世俗的扭曲與偏見隨著時間長河的沖刷而退去<text:span text:style-name="T3">,</text:span>我們似乎才能看見那些事實上早已近在眼前的璀璨星光<text:span text:style-name="T3">.<text:line-break/><text:line-break/></text:span>可當我們仰望滿天繁星而深受感動時<text:span text:style-name="T3">,</text:span>別忘了這只是一些餘光幻影<text:span text:style-name="T3">,</text:span>千百萬光年外的星子事實上早已煙消塵散而與世上紛紛擾擾的這一切都沒有任何關係了<text:span text:style-name="T3">.</text:span></text:p>
      <text:p text:style-name="P1"><text:span text:style-name="T1">魏福全</text:span><text:s/>  |  2011.04.14 00:55   |   <text:a xlink:type="simple" xlink:href="http://palinfo.habago.org/Entry?Command=Information_PrintForum&amp;iPage=573#FORUM22953"><text:span text:style-name="T2">#</text:span></text:a></text:p>
      <text:p text:style-name="P2">心渴求歡樂為先<text:span text:style-name="T3"><text:line-break/></text:span>再求免於痛苦<text:span text:style-name="T3"><text:line-break/></text:span>再來一些止痛的小玩意兒<text:span text:style-name="T3"><text:line-break/></text:span>來消除傷痛<text:span text:style-name="T3"><text:line-break/></text:span>然後是可以沉沉入睡<text:span text:style-name="T3"><text:line-break/></text:span>如果一切還是得依審判者的意志來決定<text:span text:style-name="T3"><text:line-break/></text:span>那麼就給我死亡的自由<text:span text:style-name="T3"><text:line-break/><text:line-break/>(</text:span>不好意思搞得像一再重複的垃圾文件<text:span text:style-name="T3">)</text:span></text:p>
      <text:p text:style-name="P1"><text:span text:style-name="T1">精神科醫師魏福全</text:span><text:s/>  |  2011.04.14 00:40   |   <text:a xlink:type="simple" xlink:href="http://palinfo.habago.org/Entry?Command=Information_PrintForum&amp;iPage=573#FORUM22951"><text:span text:style-name="T2">#</text:span></text:a></text:p>
      <text:p text:style-name="P3">心渴求歡樂為先<text:span text:style-name="T3"><text:line-break/></text:span>再求免於痛苦<text:span text:style-name="T3"><text:line-break/></text:span>再來一些止痛的玩意兒<text:span text:style-name="T3"><text:line-break/></text:span>來消除傷痛<text:span text:style-name="T3"><text:line-break/></text:span>然後是可以沉沉入睡<text:span text:style-name="T3"><text:line-break/></text:span>如果一切還是得依審判者的意志來決定<text:span text:style-name="T3"><text:line-break/></text:span>那麼就給我死亡的自由</text:p>
      <text:p text:style-name="P1"><text:span text:style-name="T1">良哲</text:span><text:s/>  |  2011.04.13 13:38   |   <text:a xlink:type="simple" xlink:href="http://palinfo.habago.org/Entry?Command=Information_PrintForum&amp;iPage=573#FORUM22932"><text:span text:style-name="T2">#</text:span></text:a></text:p>
      <text:p text:style-name="P2">「先來個痛快」？</text:p>
      <text:p text:style-name="P1"><text:span text:style-name="T1">良哲</text:span><text:s/>  |  2011.04.13 13:36   |   <text:a xlink:type="simple" xlink:href="http://palinfo.habago.org/Entry?Command=Information_PrintForum&amp;iPage=573#FORUM22931"><text:span text:style-name="T2">#</text:span></text:a></text:p>
      <text:p text:style-name="P3">要完全照字面翻好難。<text:span text:style-name="T3"><text:line-break/></text:span>「快樂<text:span text:style-name="T3">/</text:span>爽快<text:span text:style-name="T3">/</text:span>歡樂<text:span text:style-name="T3">/</text:span>歡愉」「為先<text:span text:style-name="T3">/</text:span>至上」？<text:span text:style-name="T3"><text:line-break/></text:span>「賞我個痛快」？</text:p>
      <text:p text:style-name="P1"><text:span text:style-name="T1">鄭啟承</text:span><text:s/>  |  2011.04.13 11:18   |   <text:a xlink:type="simple" xlink:href="http://palinfo.habago.org/Entry?Command=Information_PrintForum&amp;iPage=574#FORUM22925"><text:span text:style-name="T2">#</text:span></text:a></text:p>
      <text:p text:style-name="P3">英文有些句子真的很難翻成中文還能保留其整體美感，就像中文也很難翻成英文一樣。特別是英文不像中文一句話常就有明確涵意，有時要配合上下文才能較精確理解它到底在指什麼。<text:span text:style-name="T3"><text:line-break/><text:line-break/></text:span>個人覺得<text:span text:style-name="T3"><text:s/>The Heart Asks Pleasure First </text:span>翻作「心求樂為先」好像較有感覺。</text:p>
      <text:p text:style-name="P1"><text:span text:style-name="T1">鄭啟承</text:span><text:s/>  |  2011.04.13 10:45   |   <text:a xlink:type="simple" xlink:href="http://palinfo.habago.org/Entry?Command=Information_PrintForum&amp;iPage=574#FORUM22923"><text:span text:style-name="T2">#</text:span></text:a></text:p>
      <text:p text:style-name="P2">對不起，錯字連篇，是<text:span text:style-name="T3">"</text:span>遠<text:span text:style-name="T3">"</text:span>嫁，不是原嫁。是<text:span text:style-name="T3">"</text:span>笨<text:span text:style-name="T3">"</text:span>重，不是<text:span text:style-name="T3">"</text:span>筆<text:span text:style-name="T3">"</text:span>重。</text:p>
      <text:p text:style-name="P1"><text:span text:style-name="T1">鄭啟承</text:span><text:s/>  |  2011.04.13 10:42   |   <text:a xlink:type="simple" xlink:href="http://palinfo.habago.org/Entry?Command=Information_PrintForum&amp;iPage=574#FORUM22922"><text:span text:style-name="T2">#</text:span></text:a></text:p>
      <text:p text:style-name="P3"><text:span text:style-name="T3">The Heart Asks Pleasure First </text:span>中文實在不知道怎麼講比較好。但這也是一首電影的曲子，叫作<text:span text:style-name="T3"><text:s/>The Piano (</text:span>鋼琴師與她的情人<text:span text:style-name="T3">)</text:span>，劇情的細節有點忘了，但有一幕印象卻非常深刻。喜歡彈鋼琴卻不會說話的女主角原嫁蠻荒，下船時心愛的鋼琴被工人七手八腳丟在沙灘上，丈夫認為把筆重的鋼琴運回家很不划算，就把鋼琴連同外面的木箱放在沙灘上不管了。女主角不彈琴簡直快死了，乾脆直接把手伸進木箱的縫隙裡彈了起來。她女兒則在一旁沙灘上玩。<text:span text:style-name="T3"><text:line-break/><text:line-break/></text:span>這首沙灘上的曲子就叫作<text:span text:style-name="T3"><text:s/>The Heart Asks Pleasure First</text:span>，是我非常喜歡的一首曲子。它的另一個名字叫作<text:span text:style-name="T3"><text:s/>The Sacrifice</text:span>。作曲者是<text:span text:style-name="T3"><text:s/>Michael Nyman</text:span>。<text:span text:style-name="T3"><text:line-break/><text:line-break/>http://www.youtube.com/watch?v=0Su8LXNS16A<text:line-break/><text:line-break/></text:span>人心往往是追求快樂的，在這一點上，人和任何動物沒有任何區別，一心求樂彷彿是上天賜予的一種禮物，一種祕密存摺似的。像在累積什麼財富一樣，你心底累積的快樂往往能在痛苦來臨之時發揮它的作用，總能應付掉一些可怕的支出，免於破產。銀行帳戶可以破產，人之破產卻往往是一場悲劇。<text:span text:style-name="T3"><text:line-break/><text:line-break/></text:span>但明白這道理，我們仍然無法左右生命的收支，富人與窮人是天生的，你很難違抗命運。在這苦難悲傷圍繞之人世，你其實沒有太多態度可以選擇，往往也只能先爽再說了，像搶錢一樣。</text:p>
      <text:p text:style-name="P1"><text:span text:style-name="T1">精神科醫師魏福全</text:span><text:s/>  |  2011.04.13 04:21   |   <text:a xlink:type="simple" xlink:href="http://palinfo.habago.org/Entry?Command=Information_PrintForum&amp;iPage=574#FORUM22911"><text:span text:style-name="T2">#</text:span></text:a></text:p>
      <text:p text:style-name="P2">心只求爽快為先<text:span text:style-name="T3"><text:line-break/></text:span>再求免於痛苦<text:span text:style-name="T3"><text:line-break/></text:span>再來一些止痛的玩意兒<text:span text:style-name="T3"><text:line-break/></text:span>來消除傷痛<text:span text:style-name="T3"><text:line-break/></text:span>然後是可以沉沉入睡<text:span text:style-name="T3"><text:line-break/></text:span>如果一切還是得依審判者的意志來決定<text:span text:style-name="T3"><text:line-break/></text:span>那麼就給我死亡的自由</text:p>
      <text:p text:style-name="P1"><text:span text:style-name="T1">陳真</text:span><text:s/>  |  2011.04.13 01:55   |   <text:a xlink:type="simple" xlink:href="http://palinfo.habago.org/Entry?Command=Information_PrintForum&amp;iPage=574#FORUM22907"><text:span text:style-name="T2">#</text:span></text:a></text:p>
      <text:p text:style-name="P6">The heart asks pleasure first<text:line-break/>And then, excuse from pain;<text:line-break/>And then, those little anodynes<text:span text:style-name="T1">；</text:span><text:line-break/>That deaden suffering; <text:line-break/>And then, to go to sleep;<text:line-break/>And then, if it should be <text:line-break/>The will of its Inquisitor, <text:line-break/>The liberty to die. <text:line-break/><text:line-break/><text:span text:style-name="T1">以上是</text:span><text:s/>Emily Dickinson<text:span text:style-name="T1">的原詩</text:span>.<text:span text:style-name="T1">我不敢亂翻譯</text:span>,<text:span text:style-name="T1">但是看到網路上的翻譯真是嚇死人</text:span>,<text:span text:style-name="T1">比方說有人翻做</text:span>: <text:span text:style-name="T1">心先跟快樂詢問</text:span>,<text:span text:style-name="T1">痛苦跑來辯解</text:span>...<text:line-break/><text:line-break/><text:span text:style-name="T1">如果我的英文沒有爛得離譜的話</text:span>,<text:span text:style-name="T1">詩的原意應該是</text:span>:<text:span text:style-name="T1">心這東西</text:span>,<text:span text:style-name="T1">總是先求個爽求個痛快</text:span>,<text:span text:style-name="T1">然後再求免於痛苦</text:span>,<text:span text:style-name="T1">如果還有下文的話</text:span>,<text:span text:style-name="T1">接著再要求一些治療哀傷悲痛的止痛劑</text:span>,<text:span text:style-name="T1">要不就來沉睡一番</text:span>,<text:span text:style-name="T1">然後萬一我還醒著而且生命始末果真非如此不可的話</text:span>,<text:span text:style-name="T1">那就依審判者的意志</text:span>,<text:span text:style-name="T1">給我死亡的自由</text:span>.<text:line-break/><text:line-break/><text:span text:style-name="T1">這不是翻譯</text:span>,<text:span text:style-name="T1">這只是意譯</text:span>,<text:span text:style-name="T1">若理解有誤</text:span>,<text:span text:style-name="T1">還請高手賜教</text:span>.<text:span text:style-name="T1">重點是我想不出來</text:span>The heart asks pleasure first <text:span text:style-name="T1">這句話該怎麼翻才痛快些</text:span>?</text:p>
      <text:p text:style-name="P1"><text:span text:style-name="T1">陳真</text:span><text:s/>  |  2011.04.13 01:36   |   <text:a xlink:type="simple" xlink:href="http://palinfo.habago.org/Entry?Command=Information_PrintForum&amp;iPage=574#FORUM22906"><text:span text:style-name="T2">#</text:span></text:a></text:p>
      <text:p text:style-name="P2">偶像<text:span text:style-name="T3">Emily Dickinson</text:span>有首詩叫<text:span text:style-name="T3"><text:s/>The Heart Asks Pleasure First,</text:span>下周立報哈巴狗電台我準備隆重推出便便牛<text:span text:style-name="T3">,</text:span>打算以此詩為標題<text:span text:style-name="T3">,</text:span>但想不出更好的中文翻譯<text:span text:style-name="T3">. </text:span>我是給它翻做<text:span text:style-name="T3"><text:s/>"</text:span>心先求爽<text:span text:style-name="T3">",</text:span>但似乎有點彆扭<text:span text:style-name="T3">.</text:span>若有人能提出更好的翻譯<text:span text:style-name="T3">,</text:span>一經採用<text:span text:style-name="T3">,</text:span>贈送便便牛一隻<text:span text:style-name="T3">.</text:span></text:p>
      <text:p text:style-name="P1"><text:span text:style-name="T1">鄭啟承</text:span><text:s/>  |  2011.04.12 18:22   |   <text:a xlink:type="simple" xlink:href="http://palinfo.habago.org/Entry?Command=Information_PrintForum&amp;iPage=574#FORUM22898"><text:span text:style-name="T2">#</text:span></text:a></text:p>
      <text:p text:style-name="P3">怡靜，<text:span text:style-name="T3"><text:line-break/><text:line-break/></text:span>是<text:span text:style-name="T3">~</text:span>喔<text:span text:style-name="T3">~~ </text:span>唉，我還以為我發現了哈巴狗救星說，看來這救星只能救<text:span text:style-name="T3">php</text:span>，救不了<text:span text:style-name="T3">perl</text:span>。</text:p>
      <text:p text:style-name="P1"><text:span text:style-name="T1">怡靜</text:span><text:s/>  |  2011.04.12 17:58   |   <text:a xlink:type="simple" xlink:href="http://palinfo.habago.org/Entry?Command=Information_PrintForum&amp;iPage=574#FORUM22897"><text:span text:style-name="T2">#</text:span></text:a></text:p>
      <text:p text:style-name="P2">啟承，<text:span text:style-name="T3"><text:line-break/><text:line-break/></text:span>我們網站是用<text:span text:style-name="T3">perl</text:span>語法寫的，老舊的<text:span text:style-name="T3">movable type</text:span>版本。有考慮轉用<text:span text:style-name="T3">word press</text:span>（這是<text:span text:style-name="T3">php</text:span>語法寫的）當後台，目前有一位朋友利用空暇時間在測試，只是沒有時間表，所以不知何時才會弄好。</text:p>
      <text:p text:style-name="P1"><text:span text:style-name="T1">鄭啟承</text:span><text:s/>  |  2011.04.12 17:29   |   <text:a xlink:type="simple" xlink:href="http://palinfo.habago.org/Entry?Command=Information_PrintForum&amp;iPage=574#FORUM22896"><text:span text:style-name="T2">#</text:span></text:a></text:p>
      <text:p text:style-name="P3">喔忘了說，便便牛長這樣，大家快來看喔，買到你開心，沒買到傷心。它可以一直大便不會累喔，而且大便黏黏的還可以用來黏女朋友或男朋友，很好玩喔<text:span text:style-name="T3">!<text:line-break/>http://tw.myblog.yahoo.com/mindy-tmandbellydance/article?mid=-2&amp;next=2409&amp;l=a&amp;fid=8<text:line-break/><text:line-break/></text:span>如果玩便便牛不過癮，還可以到飛牛牧場看真正的牛大便喔，每天下午還可以擠牛奶，但要小心別站在牠後面，不然真的會被大便噴到喔<text:span text:style-name="T3">!</text:span></text:p>
      <text:p text:style-name="P1"><text:span text:style-name="T1">鄭啟承</text:span><text:s/>  |  2011.04.12 17:17   |   <text:a xlink:type="simple" xlink:href="http://palinfo.habago.org/Entry?Command=Information_PrintForum&amp;iPage=574#FORUM22895"><text:span text:style-name="T2">#</text:span></text:a></text:p>
      <text:p text:style-name="P2">各位好，我是鄭啟承，是董事長和學姐的熟識。平日幾乎不接觸社運相關的資訊，最近才開始看巴勒網留言板，發現原來各位早已用光速在飛行啊。凡事慢半拍，別人當下關注之事，往往都要過了幾年才有辦法跟上，真是無知。從舊留言板慢慢往前看，像在補課那樣，目前已經進展到<text:span text:style-name="T3">2008</text:span>總統大選結束，很厲害吧。看<text:span text:style-name="T3">"</text:span>歷史<text:span text:style-name="T3">"</text:span>總覺得心中有種說不出的感覺。<text:span text:style-name="T3"><text:line-break/><text:line-break/></text:span>留言板被廣告灌水得很嚴重了，版面這樣真的很不美觀。這留言板好像是用<text:span text:style-name="T3">php</text:span>語法寫的<text:span text:style-name="T3">(?) </text:span>我找到一個可以插入驗證碼，防止廣告的程式碼。站長<text:span text:style-name="T3">(</text:span>怡靜<text:span text:style-name="T3">?)</text:span>或是其他網頁維護的高手要不要試一試<text:span text:style-name="T3">?<text:line-break/><text:line-break/>http://www.e-d.com.tw/index_file/phpverify.php<text:line-break/><text:line-break/></text:span>如果忙沒有時間弄，又信得過我的話，我可以來試試。弄這個需要網頁相關檔案的存取權限，而不只是進後台而已。我七八年前有學過一點點點<text:span text:style-name="T3">php</text:span>，但現在已經差不多忘光了，不過它的說明「看起來」好像很簡單，或許我可以成功也說不定。但也不敢保證，我能做的就是照它的說明操作而已，其他的就不是能力所及。<text:span text:style-name="T3"><text:line-break/><text:line-break/></text:span>最近總感覺人之活著容易，像樣地活著卻很難。或許我們不能只是喜歡或仰慕神明，更要仔細聽聽衪在說些什麼。上帝所能告訴你的所有一切，也許就是在教你忘了上帝。飛禽走獸沒有神的概念，但牠們卻無疑是神的子民。討論或社運或一切美學或許也是一樣，討論如果不是為了終結討論，討論將失去意義。藝術之憧憬追求大概也是一種<text:span text:style-name="T3">"</text:span>病<text:span text:style-name="T3">"</text:span>吧，若非想要逃離，你也不會傾心追逐。真假藝術家其實很好分辨，只要看看他是否真的受其所苦便知。<text:span text:style-name="T3"><text:line-break/><text:line-break/></text:span>如果這社會裡還有這樣的一個人，從來無法亦無企圖真正理解何謂知識、何謂藝術，聽不懂論述，看不懂書本，放音樂就發呆，看電影就睡覺，該生氣就生氣，該害怕就害怕，面對痛苦默默承受，從不為自己爭取尊嚴和權利，對人充滿善意，一點點小事就高興或滿足，像隻動物一樣。面對像這樣一種人，我們是否該自慚形穢，衷心發出仰慕的嘆息<text:span text:style-name="T3">?<text:line-break/><text:line-break/></text:span>寫這些打擾版面很抱歉，寫字畢竟不是我之天性，久久以前曾嘗試寫些「文章」，但後來非常後悔，即便只是寫在一些很私人的版面，但仍然覺得十分羞恥。公開寫字對我來說就和公開打手槍差不多，會有強烈的羞恥感。或許這就是我一直想發明時光機的原因，總想把人生中做過的這類蠢事給全部抹除。當然更重要的是可以回去看恐龍；附帶一提，如果有人哪天死後發現可以去看恐龍或外星人，請務必托夢留言給我，這是我一生最大願望。托夢專線<text:span text:style-name="T3">:</text:span>０８０６４４９鄭啟承，記得輸入驗證碼，不然我一醒來就被刪掉了，謝謝。</text:p>
      <text:p text:style-name="P1"><text:span text:style-name="T1">陳真</text:span><text:s/>  |  2011.04.11 03:07   |   <text:a xlink:type="simple" xlink:href="http://palinfo.habago.org/Entry?Command=Information_PrintForum&amp;iPage=574#FORUM22859"><text:span text:style-name="T2">#</text:span></text:a></text:p>
      <text:p text:style-name="P3">基於做為朋友的最後一點道義<text:span text:style-name="T3">,</text:span>我就不點名了<text:span text:style-name="T3">,</text:span>況且事實上這樣的人選也不只一位<text:span text:style-name="T3">. </text:span>我不想說出他們的名字<text:span text:style-name="T3">,</text:span>只能說他們大多全台無人不知無人不曉<text:span text:style-name="T3">,</text:span>而且個個頭上都穿戴著宛如聖人一般的道德光環或宗教桂冠<text:span text:style-name="T3">,</text:span>嘴上總是掛著各種道德辭彙而廣受台灣人尊崇<text:span text:style-name="T3">,</text:span>其中一個慣用詞就是<text:span text:style-name="T3"><text:s/>"</text:span>儉樸<text:span text:style-name="T3">".<text:line-break/><text:line-break/></text:span>我本來還蠻相信他們講的話<text:span text:style-name="T3">,</text:span>後來親自體驗各種所謂<text:span text:style-name="T3"><text:s/>"</text:span>儉樸<text:span text:style-name="T3">" </text:span>後<text:span text:style-name="T3">,</text:span>我就明白了<text:span text:style-name="T3">.</text:span>原來有錢人的標準跟我們一般人完全不一樣<text:span text:style-name="T3">. </text:span>他們的儉樸是我就算用一輩子的努力奢侈也達不到其千百分之一的<text:span text:style-name="T3">.</text:span>即便是他們平常所使用的一枝筆<text:span text:style-name="T3">,</text:span>很可能都是一般人數月或數年的薪水<text:span text:style-name="T3">,</text:span>但他們卻用這樣的筆寫下<text:span text:style-name="T3"><text:s/>"</text:span>儉樸<text:span text:style-name="T3">" </text:span>二字告誡世人<text:span text:style-name="T3">.<text:line-break/><text:line-break/></text:span>而這位被林義雄錯誤指控跟國民黨拿錢的許信良<text:span text:style-name="T3">,</text:span>雖然數十年來當過各種政治要職<text:span text:style-name="T3">,</text:span>生活卻如此窘困<text:span text:style-name="T3">. </text:span>重點是<text:span text:style-name="T3">:</text:span>許信良不但不曾講過什麼儉樸的道德經<text:span text:style-name="T3">,</text:span>而且經常被誤以為他跟財團有什麼曖昧<text:span text:style-name="T3">. </text:span>相較於道德導師們<text:span text:style-name="T3">,</text:span>哪一種人比較值得敬佩<text:span text:style-name="T3">?<text:line-break/><text:line-break/></text:span>我常感覺生命就像一艘船<text:span text:style-name="T3">,</text:span>行駛在漆黑的一片汪洋<text:span text:style-name="T3">,</text:span>不知去從<text:span text:style-name="T3">. </text:span>要不是遠方哪個角落彷彿還有著那麼一點真實的光芒<text:span text:style-name="T3">,</text:span>我會寧可讓這艘船乾脆直接沉了算了<text:span text:style-name="T3">.<text:line-break/><text:line-break/></text:span>每當從事各種<text:span text:style-name="T3"><text:s/>"</text:span>應召<text:span text:style-name="T3">" </text:span>工作回來<text:span text:style-name="T3">,</text:span>滿身疲憊之餘<text:span text:style-name="T3">,</text:span>總覺得自己就像一頭受傷的小動物<text:span text:style-name="T3">,</text:span>只想儘一切可能躲在洞穴中用僅有的一點本事自我療傷<text:span text:style-name="T3">.</text:span>外頭光鮮亮麗的世界<text:span text:style-name="T3">,</text:span>無趣無味<text:span text:style-name="T3">,</text:span>言語橫行<text:span text:style-name="T3">.</text:span>彷彿一出洞穴<text:span text:style-name="T3">,</text:span>便是萬箭穿心<text:span text:style-name="T3">. </text:span>一個人若沒有一點自救自娛自我療傷的本事<text:span text:style-name="T3">,</text:span>估計沉船也只是早晚的事<text:span text:style-name="T3">.</text:span>還好任何一種稀有動物似乎總還能找到一些同伴<text:span text:style-name="T3">,</text:span>給彼此製造一點光<text:span text:style-name="T3">,</text:span>一點娛樂和希望<text:span text:style-name="T3">.<text:line-break/><text:line-break/></text:span>我知道從這麼形而上的存在主義話題要扯到<text:span text:style-name="T3"><text:s/>"</text:span>便便牛<text:span text:style-name="T3">" </text:span>好像有點誇張<text:span text:style-name="T3">,</text:span>不過這的確是事實<text:span text:style-name="T3">.</text:span>便便牛是朋友最近以宅急便方式送來給我的一個小玩意<text:span text:style-name="T3">,</text:span>真是可愛到連三爆<text:span text:style-name="T3">,</text:span>給了我繼續活下去的一點勇氣<text:span text:style-name="T3">. <text:line-break/><text:line-break/></text:span>所謂己溺溺人<text:span text:style-name="T3">,</text:span>己達達人<text:span text:style-name="T3">.</text:span>我知道沉船是什麼感覺<text:span text:style-name="T3">,</text:span>所以特別為那些在無情汪洋中載浮載沉的小船們查到訂購電話<text:span text:style-name="T3">:037-782946,</text:span>或<text:span text:style-name="T3">037-783912,</text:span>一隻才<text:span text:style-name="T3">50</text:span>元<text:span text:style-name="T3">,</text:span>飛牛牧場出品<text:span text:style-name="T3">.<text:line-break/><text:line-break/></text:span>董事長不是在開玩笑<text:span text:style-name="T3">,</text:span>每當我當真時<text:span text:style-name="T3">,</text:span>別人常以為我在開玩笑<text:span text:style-name="T3">. </text:span>每當我只是在開玩笑時<text:span text:style-name="T3">,</text:span>別人卻很當真<text:span text:style-name="T3">. </text:span>不過<text:span text:style-name="T3">,</text:span>雖然當真<text:span text:style-name="T3">,</text:span>但便便牛也只不過是一頭隨時會大便的牛而已<text:span text:style-name="T3">,</text:span>牠肯定解決不了生命種種可悲荒涼的問題<text:span text:style-name="T3">,</text:span>但牠或許能給你帶來現世中早已難得的一點愉悅<text:span text:style-name="T3">.<text:line-break/><text:line-break/></text:span>陳真<text:span text:style-name="T3"><text:line-break/>===================<text:line-break/></text:span>許信良：哪個黨主席比我窮？<text:span text:style-name="T3"><text:line-break/><text:line-break/></text:span>更新日期<text:span text:style-name="T3">:2011/04/10 17:26 </text:span>（中央社記者林紳旭台北<text:span text:style-name="T3">10</text:span>日電）<text:span text:style-name="T3"><text:line-break/><text:line-break/></text:span>前民主進步黨主席許信良昨天在黨內總統初選政見會說，「只要證明歷任民進黨主席有人比我窮」就退出初選。許信良今天邀媒體到租屋處做客，秀出舊沙發和簡單擺飾證明所言不假。<text:span text:style-name="T3"><text:line-break/><text:line-break/></text:span>許信良租屋處約<text:span text:style-name="T3">30</text:span>坪，月租金約新台幣<text:span text:style-name="T3">2 </text:span>萬元，客廳有舊沙發，臥室以榻榻米墊上棉被當床，擺飾不多，書籍很多。<text:span text:style-name="T3"><text:line-break/><text:line-break/></text:span>「看我租屋的地方，這樣像拿人家的錢嗎？」許信良表示，「名下沒有任何房地產，十幾年來存款幾乎沒超過<text:span text:style-name="T3">10</text:span>萬元。」<text:span text:style-name="T3"><text:line-break/><text:line-break/></text:span>他說，主張對中國大陸大膽開放沒有個人動機，一生從政主張也沒有不可告人之處，不為財團、也不為任何人講話，他關心的台灣發展和前途。<text:span text:style-name="T3"><text:line-break/><text:line-break/></text:span>至於初選登記費<text:span text:style-name="T3">500 </text:span>萬元從哪裡來，許信良表示，向弟弟許國泰及朋友借來。<text:span text:style-name="T3"><text:line-break/><text:line-break/></text:span>他說，登記前找鄉下朋友募款，經<text:span text:style-name="T3">1 </text:span>個多月沒下文，<text:span text:style-name="T3">3</text:span>月<text:span text:style-name="T3">24</text:span>日晚上，許國泰向朋友借來<text:span text:style-name="T3">500</text:span>萬元並說，「你擔任過桃園縣長、民進黨主席，居然募不到<text:span text:style-name="T3">500 </text:span>萬元，做人很失敗。」<text:span text:style-name="T3"><text:line-break/><text:line-break/></text:span>許信良表示，擔任民進黨主席時，黨負債<text:span text:style-name="T3">8000</text:span>萬元，他花很多時間跟企業界募款，「但是我跟企業界人士沒有私下往來」。<text:span text:style-name="T3"><text:line-break/><text:line-break/></text:span>他說，「我不是叫窮，而是說我有跟人家拿錢嗎？」有媒體記者打開許信良的冰箱，裡面有橘子皮。許信良笑說，「一來可以除臭，二來可以泡茶喝。」<text:span text:style-name="T3">1000410<text:line-break/><text:line-break/>---------<text:line-break/></text:span>許信良：歷任主席<text:span text:style-name="T3"><text:s/></text:span>誰比我窮<text:span text:style-name="T3"><text:line-break/></text:span>更新日期<text:span text:style-name="T3">:2011/04/10 04:15 </text:span>記者曾雅玲／台北報導<text:span text:style-name="T3"> <text:line-break/><text:line-break/></text:span>「以一生準備當總統」、七十歲的民進黨前主席許信良，昨天在黨內總統初選政見會舉英國前首相邱吉爾、法國前總統戴高樂及中國鄧小平等人為例，認為國家領導人需要進步的思維，年輕世代的思維不一定比老世代更進步。作結論時，他更以邱吉爾六次進出不同政黨，還被當成民族救星，為自己一生的政治色彩轉變辯護。<text:span text:style-name="T3"><text:line-break/><text:line-break/></text:span>許信良還公開挑戰：只要有人證明歷任民進黨主席中，有人比他更窮，他就退出此次初選；更邀請媒體今天早上到他關渡家中，採訪十年來他過著什麼樣的生活。<text:span text:style-name="T3"><text:line-break/><text:line-break/></text:span>許信良以「大膽西進、對陸開放並確保現狀」為兩岸政策主軸。他對比旺旺、康師傅與統一企業當年大膽西進，在兩岸具影響力，宏碁集團創辦人施振榮乖乖奉守「戒急用忍」，卻可能錯過發展為全球最大電子企業的良機，主張全面開放陸資、陸客與陸生。<text:span text:style-name="T3"><text:line-break/><text:line-break/></text:span>許信良並提出「扶弱濟貧、社福優先」的內政方針。他說，台灣許多人因失業活不下去，二○○一至二○○八年自殺死亡人數是九二一大地震死亡人數的八倍多。為解決年輕人不敢生孩子的「國安問題」，他主張開徵證券交易所得稅與土地交易稅，來支付一年約需三千億的失業津貼與養育津貼。</text:p>
      <text:p text:style-name="P4"/>
      <text:p text:style-name="P1"><text:span text:style-name="T1">學姊</text:span><text:s/>  |  2011.04.08 20:47   |   <text:a xlink:type="simple" xlink:href="http://palinfo.habago.org/Entry?Command=Information_PrintForum&amp;iPage=575#FORUM22718"><text:span text:style-name="T2">#</text:span></text:a></text:p>
      <text:p text:style-name="P3">唉，可惜我們的電腦實力都不太佳，似乎也只能維持這套老舊系統了<text:span text:style-name="T3">......</text:span></text:p>
      <text:p text:style-name="P1">qegg   |  2011.04.07 17:02   |   <text:a xlink:type="simple" xlink:href="http://palinfo.habago.org/Entry?Command=Information_PrintForum&amp;iPage=575#FORUM22628"><text:span text:style-name="T2">#</text:span></text:a></text:p>
      <text:p text:style-name="P2">是不是该用那种有验证码的留言系统？这样只有真人才能够留言。</text:p>
      <text:p text:style-name="P1"><text:span text:style-name="T1">學姊</text:span><text:s/>  |  2011.04.06 15:19   |   <text:a xlink:type="simple" xlink:href="http://palinfo.habago.org/Entry?Command=Information_PrintForum&amp;iPage=575#FORUM22527"><text:span text:style-name="T2">#</text:span></text:a></text:p>
      <text:p text:style-name="P3">剛剛刪了約七十幾封垃圾信，去陽台曬完衣服上來後，竟馬上又冒出了以下這一堆。最近三五天共刪了約兩百封垃圾信，一封封地刪。甚麼人發明貼垃圾信這種軟體，真是有夠缺德<text:span text:style-name="T3">!!!</text:span>這些信充滿了亂碼，連在廣告甚麼都不知道，誰會去點閱呢？只是要讓網站管理者練指力嗎<text:span text:style-name="T3">???</text:span></text:p>
      <text:p text:style-name="P1"><text:span text:style-name="T1">李秉叡</text:span><text:s/>  |  2011.04.06 08:23   |   <text:a xlink:type="simple" xlink:href="http://palinfo.habago.org/Entry?Command=Information_PrintForum&amp;iPage=575#FORUM22489"><text:span text:style-name="T2">#</text:span></text:a></text:p>
      <text:p text:style-name="P2">林博文專欄－鴿派蓋茨<text:span text:style-name="T3"><text:s/></text:span>反對美軍出征<text:span text:style-name="T3"><text:line-break/>2011-04-06 </text:span>中國時報<text:span text:style-name="T3"><text:s/></text:span>【本報訊】<text:span text:style-name="T3"> <text:line-break/><text:line-break/></text:span>　蓋茨（見圖，美聯社）<text:span text:style-name="T3"><text:line-break/><text:line-break/></text:span>　將在今年底下台的蓋茨（見圖，美聯社），是美國歷史上罕見的鴿派國防部長。這位脾氣溫和、講話細聲的五角大廈主管，和他的前任倫斯斐太不一樣了。不久前才出版回憶錄的倫斯斐，霸氣十足、驕悍無比，兩度出掌五角大廈，號稱是最年輕的（第一次）與最老的（第二次）國防部長，同時也是最糟糕的戰爭部長。策畫及執行侵略阿富汗和伊拉克戰爭，一塌糊塗，但絕不認錯。在媒體和軍政界的一片撻伐聲中，無能的布希只好在二○○六年期中選舉共和黨慘敗之後，把這個無能的部長換掉，找來蓋茨接替他。<text:span text:style-name="T3"> <text:line-break/><text:line-break/></text:span>　擁有喬治城大學史學博士學位（博士論文探討蘇聯與中共糾紛）的蓋茨，一九六六年在印第安納大學讀碩士學位時加入中情局，後來在雷根和老布希時代做過中情局副局長、局長。但他在中情局任內的表現，卻飽受抨擊，國會和情報界痛批他不但沒有準確地預測蘇聯國力衰退，反而硬說蘇聯越來越強。並在中情局擔任高級情報分析主管任內，錯誤地指控蘇聯一九八一年參與謀刺天主教教宗若望保祿二世。<text:span text:style-name="T3"> <text:line-break/><text:line-break/></text:span>　蓋茨在中情局做了二十六年，可說是資深老特工，但他不是潛伏海外的隱形情報員，而是坐辦公桌的分析員。一九九三年離開中情局後，他寫過一本回憶他在中情局歷經五個總統的情報生涯，順便為他自己辯護。由於訓練和個性的關係，除了情報分析，蓋茨最感興趣的是學術活動，他也一直和學術界保持關係。二○○二年被聘為德州農工大學（<text:span text:style-name="T3">Texas A&amp;M</text:span>）校長，做到二○○六年被布希徵召到華府為止。<text:span text:style-name="T3"> <text:line-break/><text:line-break/></text:span>　蓋茨接任國防部長時，正是美軍在伊拉克處境最嚴峻的時候，傷亡人數激增，根本無法對付造反分子無孔不入的襲擊。最後只得靠再增兵三萬和收買遜尼武裝派的策略，方始挽回頹勢，扭轉局面。否則伊拉克將變成美軍的大墳場，就等於阿富汗是所有帝國強權（英國、俄國）的大墳場一樣。最近被推翻的埃及獨裁總統穆巴拉克，講過一句公道話，他說美國的最大錯誤是入侵伊拉克、幹掉海珊總統，而使伊朗變成最大受益國。<text:span text:style-name="T3"> <text:line-break/><text:line-break/></text:span>　布希侵略伊拉克，不僅使伊朗在中東和波斯灣一帶更加舉足輕重，更使美國國力大退。歐巴馬上周就利比亞情勢發表電視演說強調美國不派兵遠征，就是不願重蹈入侵伊拉克的覆轍。他說那場漫長的戰爭使美國付出慘痛的代價，死了四千多美軍，耗費近一兆美元，美國絕不能再這樣蠻幹。<text:span text:style-name="T3"> <text:line-break/><text:line-break/></text:span>　歐巴馬的說法，蓋茨早就一講再講。已決心向公職生涯說再見的蓋茨，年初開始到各軍校發表告別演說，述說他對美軍現況與未來的看法，並坦率表達他的國防與戰略理念。他在二月二十五日對西點軍校師生強調，美國不能再發動類似侵阿、侵伊的戰爭了。他說未來的國防部長應該阻止總統再派遣地面部隊征討亞洲、非洲和中東。他引述麥克阿瑟將軍五十年前說過的話，麥帥說如國防部長建議總統派地面部隊出征亞非和中東，則「他的腦袋應該檢驗一下」。一九六一年四月的一個上午，剛上台三個月的甘迺迪總統親臨紐約華爾道夫大飯店拜訪他的二戰老長官，西太平洋戰區總司令麥帥，並順便聽取久駐亞洲的老英雄對東南亞情勢的看法，當時寮國和越南又呈現不安狀態。<text:span text:style-name="T3"> <text:line-break/><text:line-break/></text:span>　在一個多小時的談話中，最令年輕總統驚訝的是，曾在亞太地區叱吒風雲的麥帥很嚴肅地警告他：絕對不可以出兵東南亞！麥帥語重心長地說：「任何人如想派遣美國地面部隊到亞洲大陸作戰，則這個人的腦袋應加以檢驗。」朝鮮半島的慘痛經驗以及對亞洲問題的深入了解，使這位永不凋萎的老兵發出了暮鼓晨鐘的忠告。可嘆的是，甘迺迪並未完全聽從麥帥的話，他批准了中情局推翻越南總統吳廷琰的兵變計畫，而使越南急轉直下。並又接納國安副顧問羅斯陶和泰勒將軍的建議，增派美軍顧問赴越，而使駐越美軍從七百人驟升至一萬兩千人。其後詹森和國防部長麥納瑪拉在駐越美軍統帥魏摩蘭的不斷催促下，高峰時曾有五十多萬美軍在越南作戰（美軍打伊拉克高峰人數為十七萬）。十年越戰，五萬八千美軍喪生異域。<text:span text:style-name="T3"> <text:line-break/><text:line-break/></text:span>　麥帥的肺腑之言，甘迺迪和詹森不聽，布希更不聽，結果是美國帝國過度延伸，國力遽降，別的國家（如中國）則大力發展。久居華府並深深了解美軍過度內耗的蓋茨，不惜以國防部長身分大聲疾呼：夠了，夠了！美軍不能再像過去那樣打個不停！因此，他一開始就不贊成軍事介入利比亞內戰，希拉蕊本來也不贊成，最後卻變成鷹派。歐巴馬亦終於同意美國只進行「人道干預」，而不會派兵出征。<text:span text:style-name="T3"> <text:line-break/><text:line-break/></text:span>　蓋茨看到優秀的美軍軍官在阿戰、伊戰中折損消耗過多，他建議他們到大學去進修以充實自己。他以國防部長的地位要求大刪軍事預算，增加外交經費（希拉蕊很感激）；他以五角大廈主人身分呼籲美國不要再出兵海外。美國終於出現一個睿智而又有理性的國防部長。<text:span text:style-name="T3"><text:line-break/></text:span></text:p>
      <text:p text:style-name="P1"><text:span text:style-name="T1">陳真</text:span><text:s/>  |  2011.04.05 15:32   |   <text:a xlink:type="simple" xlink:href="http://palinfo.habago.org/Entry?Command=Information_PrintForum&amp;iPage=575#FORUM22421"><text:span text:style-name="T2">#</text:span></text:a></text:p>
      <text:p text:style-name="P3">我猜這應該是社長杜念中自己寫的<text:span text:style-name="T3">,</text:span>寫得還不錯<text:span text:style-name="T3">.<text:line-break/><text:line-break/></text:span>陳真<text:span text:style-name="T3"><text:line-break/>==========<text:line-break/><text:line-break/></text:span>蘋論：族群緊張有害台灣<text:span text:style-name="T3"><text:line-break/><text:line-break/>2011</text:span>年<text:span text:style-name="T3"><text:s/>04</text:span>月<text:span text:style-name="T3">05</text:span>日<text:span text:style-name="T3"> <text:line-break/><text:line-break/></text:span>為抗議美國牧師瓊斯焚燒《古蘭經》，阿富汗爆發嚴重動亂，目前已造成至少<text:span text:style-name="T3">22</text:span>人受虐死亡，包括<text:span text:style-name="T3">7</text:span>名聯合國人員。歐巴馬總統譴責瓊斯，強調對任何經文的褻瀆都是「極端狹隘而偏執的行為」。<text:span text:style-name="T3"><text:line-break/><text:line-break/></text:span>美國牧師<text:span text:style-name="T3"><text:s/></text:span>挑起仇恨<text:span text:style-name="T3"><text:line-break/><text:line-break/></text:span>西方與伊斯蘭世界的衝突既是種族、又是宗教、也是文明的衝突，當然更是真實政治利益的爭奪。台灣族群的緊張，在民主化之後先是隨著政客競選時的操弄而升高，然後由於競選輪流執政的落實，以及社會輿論嚴厲譴責挑撥族群的言行，加上政府對二二八事件的道歉與賠償，族群的緊張已大幅下降。只是到了選舉白熱化階段，仍然不時有族群仇恨言行的出現，所幸已逐年減少。<text:span text:style-name="T3"> <text:line-break/><text:line-break/></text:span>移民社會最主要的核心價值是多元文化衍生出來的多元價值。這是保障社會穩定的唯一基石。台灣如果有類似瓊斯牧師的意見領袖，做出挑激族群仇恨的言行，後果將不堪設想。瓊斯挑起的不只是種族與宗教的仇恨，還包括對帝國主義與殖民主義的痛苦集體記憶，極為傲慢、偏執和愚蠢。這樣的人有什麼資格傳布上帝的「福音」？<text:span text:style-name="T3"> <text:line-break/><text:line-break/></text:span>廣受巴勒斯坦人尊敬的已故學者、美國哥倫比亞大學巴勒斯坦裔的名教授薩依德，在國際間著書立說，責難西方和以色列對巴勒斯坦人的迫害，使以巴衝突的真相大白於世，戳破了長久以來西方掩護以色列的種種宣傳，被激進猶太人視為死敵；但他從未宣揚種族仇恨，也呼籲阿拉伯人反省自己的問題。頂尖的猶太裔鋼琴音樂家巴倫波音是他的好朋友。他為巴倫波音敢於說服以色列人在以國演奏華格納的作品而深受感動。華格納是大日耳曼主義音樂家，其作品陽剛霸氣而繁複偉大，是希特勒的最愛，也是猶太人拒絕演奏和聆聽的禁忌音樂家，雖然他的作品從未貶抑過猶太人。<text:span text:style-name="T3"> <text:line-break/><text:line-break/></text:span>激情冷卻<text:span text:style-name="T3"><text:s/></text:span>理性長存<text:span text:style-name="T3"><text:line-break/><text:line-break/></text:span>薩依德宣揚巴倫波音的理念──公民之道是理性、理解、知性分析，而非鼓勵激進派的集體激情。他認為沒有永世的敵對。「歷史沒有凍結在時間裡的事，歷史沒有不變的事，歷史裡沒有超越理智、無法理解、無法分析的事，知識份子、藝術家、自由公民永遠要向多數專制挑戰，最重要的是促進人類啟蒙和自由的異議、途徑和可能的空間。」<text:span text:style-name="T3"><text:line-break/><text:line-break/></text:span>如果大日耳曼主義音樂家的作品可以去以色列演奏，世上還有什麼深仇大恨？瓊斯的邪惡言行，台灣的族群問題，都必定是過往雲煙，惟有理性長存人間。</text:p>
      <text:p text:style-name="P1"><text:span text:style-name="T1">陳真</text:span><text:s/>  |  2011.04.01 18:32   |   <text:a xlink:type="simple" xlink:href="http://palinfo.habago.org/Entry?Command=Information_PrintForum&amp;iPage=575#FORUM22262"><text:span text:style-name="T2">#</text:span></text:a></text:p>
      <text:p text:style-name="P2">我有時很懷疑自己是不是在做夢<text:span text:style-name="T3">,</text:span>或者是不是我曾經一度眼睛被什麼給糊到<text:span text:style-name="T3">,</text:span>為什麼會跟這樣一些人品齷齪品性爛到爆的政客人渣曾經是同志<text:span text:style-name="T3">?<text:line-break/><text:line-break/></text:span>台灣鬼島是一個很野蠻的地方<text:span text:style-name="T3">,</text:span>不管什麼樣荒腔走板的針對少數族群的仇恨言論不但可以任意發表而不會有違法的問題<text:span text:style-name="T3">,</text:span>甚至可以因此大賺選票<text:span text:style-name="T3">.<text:line-break/><text:line-break/></text:span>陳真<text:span text:style-name="T3"><text:line-break/>=============<text:line-break/><text:line-break/></text:span>蔡同榮一句老芋仔<text:span text:style-name="T3"><text:s/></text:span>惹怒老榮民<text:span text:style-name="T3"><text:line-break/><text:line-break/></text:span>更新日期<text:span text:style-name="T3">:2011/03/31 09:55 </text:span>記者熊迺祺／台北報導<text:span text:style-name="T3"> <text:line-break/><text:line-break/></text:span>不滿被指「老芋仔」、「住中國娶大陸妹」，一群平均年齡超過八十四歲的老榮民，昨天到台北地檢署遞狀控告民進黨立委蔡同榮誹謗，他們並舉抗議牌，高呼「蔡同榮下台、民進黨道歉」。<text:span text:style-name="T3"><text:line-break/><text:line-break/></text:span>蔡同榮等人日前發起「陸一特」遊行，宣稱「老芋仔年金月領一萬三千五百元；很多老芋仔住中國娶大陸妹；老芋仔死掉，老婆還可繼續領一半<text:span text:style-name="T3">……</text:span>台灣人為什麼要飼（養）老芋仔和大陸妹一世人（一輩子）？」<text:span text:style-name="T3"><text:line-break/><text:line-break/></text:span>老榮民們覺得他們戡亂保台、一生為國家付出生命，卻被侮辱成「老芋仔」，決定控告蔡同榮妨害名譽，昨天動員廿多名老兵到台北地檢署遞狀提告，舉牌抗議。<text:span text:style-name="T3"><text:line-break/><text:line-break/></text:span>告訴狀由「老兵運動」五名發起人共同具名，他們說，當年政府撤退來台，幸賴國軍弟兄打古寧頭、八二三等戰役，才確保台灣安定。保台戰役傷亡慘重，倖存者也傷痕累累，蔡同榮為什麼還泯滅良心侮辱他們？他們現在月領一萬多元就養金有愧嗎？他們實在連低收入戶都不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